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表格1" style:family="table">
      <style:table-properties style:width="17cm" table:align="left"/>
    </style:style>
    <style:style style:name="表格1.A" style:family="table-column">
      <style:table-column-properties style:column-width="6.736cm"/>
    </style:style>
    <style:style style:name="表格1.B" style:family="table-column">
      <style:table-column-properties style:column-width="5.779cm"/>
    </style:style>
    <style:style style:name="表格1.C" style:family="table-column">
      <style:table-column-properties style:column-width="4.486cm"/>
    </style:style>
    <style:style style:name="表格1.A1" style:family="table-cell">
      <style:table-cell-properties style:vertical-align="middle" fo:padding="0.049cm" fo:border="none"/>
    </style:style>
    <style:style style:name="表格2" style:family="table">
      <style:table-properties style:width="9.723cm" table:align="left"/>
    </style:style>
    <style:style style:name="表格2.A" style:family="table-column">
      <style:table-column-properties style:column-width="1.457cm"/>
    </style:style>
    <style:style style:name="表格2.B" style:family="table-column">
      <style:table-column-properties style:column-width="8.266cm"/>
    </style:style>
    <style:style style:name="表格2.A1" style:family="table-cell">
      <style:table-cell-properties style:vertical-align="middle" style:border-line-width-left="0.005cm 0.005cm 0.005cm" style:border-line-width-right="0.005cm 0.005cm 0.005cm" style:border-line-width-top="0.005cm 0.005cm 0.005cm" style:border-line-width-bottom="0cm 0.004cm 0.002cm" fo:padding="0.049cm" fo:border-left="0.5pt double #808080" fo:border-right="0.5pt double #808080" fo:border-top="0.5pt double #808080" fo:border-bottom="0.05pt double #808080"/>
    </style:style>
    <style:style style:name="表格2.A2" style:family="table-cell">
      <style:table-cell-properties style:vertical-align="middle" style:border-line-width-left="0.005cm 0.005cm 0.005cm" style:border-line-width-right="0.005cm 0.005cm 0.005cm" style:border-line-width-bottom="0cm 0.004cm 0.002cm" fo:padding="0.049cm" fo:border-left="0.5pt double #808080" fo:border-right="0.5pt double #808080" fo:border-top="none" fo:border-bottom="0.05pt double #808080"/>
    </style:style>
    <style:style style:name="表格2.B2" style:family="table-cell">
      <style:table-cell-properties style:vertical-align="middle" style:border-line-width-left="0cm 0.004cm 0.002cm" style:border-line-width-right="0.005cm 0.005cm 0.005cm" style:border-line-width-bottom="0cm 0.004cm 0.002cm" fo:padding="0.049cm" fo:border-left="0.05pt double #808080" fo:border-right="0.5pt double #808080" fo:border-top="none" fo:border-bottom="0.05pt double #808080"/>
    </style:style>
    <style:style style:name="表格2.A6" style:family="table-cell">
      <style:table-cell-properties style:vertical-align="middle" style:border-line-width-left="0.005cm 0.005cm 0.005cm" style:border-line-width-right="0.005cm 0.005cm 0.005cm" style:border-line-width-bottom="0.005cm 0.005cm 0.005cm" fo:padding="0.049cm" fo:border-left="0.5pt double #808080" fo:border-right="0.5pt double #808080" fo:border-top="none" fo:border-bottom="0.5pt double #808080"/>
    </style:style>
    <style:style style:name="表格2.B6" style:family="table-cell">
      <style:table-cell-properties style:vertical-align="middle" style:border-line-width-left="0cm 0.004cm 0.002cm" style:border-line-width-right="0.005cm 0.005cm 0.005cm" style:border-line-width-bottom="0.005cm 0.005cm 0.005cm" fo:padding="0.049cm" fo:border-left="0.05pt double #808080" fo:border-right="0.5pt double #808080" fo:border-top="none" fo:border-bottom="0.5pt double #808080"/>
    </style:style>
    <style:style style:name="表格3" style:family="table">
      <style:table-properties style:width="10.569cm" table:align="left"/>
    </style:style>
    <style:style style:name="表格3.A" style:family="table-column">
      <style:table-column-properties style:column-width="1.457cm"/>
    </style:style>
    <style:style style:name="表格3.B" style:family="table-column">
      <style:table-column-properties style:column-width="9.112cm"/>
    </style:style>
    <style:style style:name="表格3.A1" style:family="table-cell">
      <style:table-cell-properties style:vertical-align="middle" style:border-line-width-left="0.005cm 0.005cm 0.005cm" style:border-line-width-right="0.005cm 0.005cm 0.005cm" style:border-line-width-top="0.005cm 0.005cm 0.005cm" style:border-line-width-bottom="0cm 0.004cm 0.002cm" fo:padding="0.049cm" fo:border-left="0.5pt double #808080" fo:border-right="0.5pt double #808080" fo:border-top="0.5pt double #808080" fo:border-bottom="0.05pt double #808080"/>
    </style:style>
    <style:style style:name="表格3.A2" style:family="table-cell">
      <style:table-cell-properties style:vertical-align="middle" style:border-line-width-left="0.005cm 0.005cm 0.005cm" style:border-line-width-right="0.005cm 0.005cm 0.005cm" style:border-line-width-bottom="0cm 0.004cm 0.002cm" fo:padding="0.049cm" fo:border-left="0.5pt double #808080" fo:border-right="0.5pt double #808080" fo:border-top="none" fo:border-bottom="0.05pt double #808080"/>
    </style:style>
    <style:style style:name="表格3.B2" style:family="table-cell">
      <style:table-cell-properties style:vertical-align="middle" style:border-line-width-left="0cm 0.004cm 0.002cm" style:border-line-width-right="0.005cm 0.005cm 0.005cm" style:border-line-width-bottom="0cm 0.004cm 0.002cm" fo:padding="0.049cm" fo:border-left="0.05pt double #808080" fo:border-right="0.5pt double #808080" fo:border-top="none" fo:border-bottom="0.05pt double #808080"/>
    </style:style>
    <style:style style:name="表格3.A6" style:family="table-cell">
      <style:table-cell-properties style:vertical-align="middle" style:border-line-width-left="0.005cm 0.005cm 0.005cm" style:border-line-width-right="0.005cm 0.005cm 0.005cm" style:border-line-width-bottom="0.005cm 0.005cm 0.005cm" fo:padding="0.049cm" fo:border-left="0.5pt double #808080" fo:border-right="0.5pt double #808080" fo:border-top="none" fo:border-bottom="0.5pt double #808080"/>
    </style:style>
    <style:style style:name="表格3.B6" style:family="table-cell">
      <style:table-cell-properties style:vertical-align="middle" style:border-line-width-left="0cm 0.004cm 0.002cm" style:border-line-width-right="0.005cm 0.005cm 0.005cm" style:border-line-width-bottom="0.005cm 0.005cm 0.005cm" fo:padding="0.049cm" fo:border-left="0.05pt double #808080" fo:border-right="0.5pt double #808080" fo:border-top="none" fo:border-bottom="0.5pt double #808080"/>
    </style:style>
    <style:style style:name="表格4" style:family="table">
      <style:table-properties style:width="17cm" table:align="left"/>
    </style:style>
    <style:style style:name="表格4.A" style:family="table-column">
      <style:table-column-properties style:column-width="6.421cm"/>
    </style:style>
    <style:style style:name="表格4.B" style:family="table-column">
      <style:table-column-properties style:column-width="5.807cm"/>
    </style:style>
    <style:style style:name="表格4.C" style:family="table-column">
      <style:table-column-properties style:column-width="4.773cm"/>
    </style:style>
    <style:style style:name="表格4.A1" style:family="table-cell">
      <style:table-cell-properties style:vertical-align="middle" fo:padding="0.049cm" fo:border="none"/>
    </style:style>
    <style:style style:name="表格5" style:family="table">
      <style:table-properties style:width="13.391cm" table:align="left"/>
    </style:style>
    <style:style style:name="表格5.A" style:family="table-column">
      <style:table-column-properties style:column-width="1.457cm"/>
    </style:style>
    <style:style style:name="表格5.B" style:family="table-column">
      <style:table-column-properties style:column-width="11.934cm"/>
    </style:style>
    <style:style style:name="表格5.A1" style:family="table-cell">
      <style:table-cell-properties style:vertical-align="middle" style:border-line-width-left="0.005cm 0.005cm 0.005cm" style:border-line-width-right="0.005cm 0.005cm 0.005cm" style:border-line-width-top="0.005cm 0.005cm 0.005cm" style:border-line-width-bottom="0cm 0.004cm 0.002cm" fo:padding="0.049cm" fo:border-left="0.5pt double #808080" fo:border-right="0.5pt double #808080" fo:border-top="0.5pt double #808080" fo:border-bottom="0.05pt double #808080"/>
    </style:style>
    <style:style style:name="表格5.A2" style:family="table-cell">
      <style:table-cell-properties style:vertical-align="middle" style:border-line-width-left="0.005cm 0.005cm 0.005cm" style:border-line-width-right="0.005cm 0.005cm 0.005cm" style:border-line-width-bottom="0cm 0.004cm 0.002cm" fo:padding="0.049cm" fo:border-left="0.5pt double #808080" fo:border-right="0.5pt double #808080" fo:border-top="none" fo:border-bottom="0.05pt double #808080"/>
    </style:style>
    <style:style style:name="表格5.B2" style:family="table-cell">
      <style:table-cell-properties style:vertical-align="middle" style:border-line-width-left="0cm 0.004cm 0.002cm" style:border-line-width-right="0.005cm 0.005cm 0.005cm" style:border-line-width-bottom="0cm 0.004cm 0.002cm" fo:padding="0.049cm" fo:border-left="0.05pt double #808080" fo:border-right="0.5pt double #808080" fo:border-top="none" fo:border-bottom="0.05pt double #808080"/>
    </style:style>
    <style:style style:name="表格5.A6" style:family="table-cell">
      <style:table-cell-properties style:vertical-align="middle" style:border-line-width-left="0.005cm 0.005cm 0.005cm" style:border-line-width-right="0.005cm 0.005cm 0.005cm" style:border-line-width-bottom="0.005cm 0.005cm 0.005cm" fo:padding="0.049cm" fo:border-left="0.5pt double #808080" fo:border-right="0.5pt double #808080" fo:border-top="none" fo:border-bottom="0.5pt double #808080"/>
    </style:style>
    <style:style style:name="表格5.B6" style:family="table-cell">
      <style:table-cell-properties style:vertical-align="middle" style:border-line-width-left="0cm 0.004cm 0.002cm" style:border-line-width-right="0.005cm 0.005cm 0.005cm" style:border-line-width-bottom="0.005cm 0.005cm 0.005cm" fo:padding="0.049cm" fo:border-left="0.05pt double #808080" fo:border-right="0.5pt double #808080" fo:border-top="none" fo:border-bottom="0.5pt double #808080"/>
    </style:style>
    <style:style style:name="表格6" style:family="table">
      <style:table-properties style:width="17cm" table:align="left"/>
    </style:style>
    <style:style style:name="表格6.A" style:family="table-column">
      <style:table-column-properties style:column-width="6.382cm"/>
    </style:style>
    <style:style style:name="表格6.B" style:family="table-column">
      <style:table-column-properties style:column-width="6.189cm"/>
    </style:style>
    <style:style style:name="表格6.C" style:family="table-column">
      <style:table-column-properties style:column-width="4.429cm"/>
    </style:style>
    <style:style style:name="表格6.A1" style:family="table-cell">
      <style:table-cell-properties style:vertical-align="middle" fo:padding="0.049cm" fo:border="none"/>
    </style:style>
    <style:style style:name="表格7" style:family="table">
      <style:table-properties style:width="17cm" table:align="left"/>
    </style:style>
    <style:style style:name="表格7.A" style:family="table-column">
      <style:table-column-properties style:column-width="1.274cm"/>
    </style:style>
    <style:style style:name="表格7.B" style:family="table-column">
      <style:table-column-properties style:column-width="15.727cm"/>
    </style:style>
    <style:style style:name="表格7.A1" style:family="table-cell">
      <style:table-cell-properties style:vertical-align="middle" style:border-line-width-left="0.005cm 0.005cm 0.005cm" style:border-line-width-right="0.005cm 0.005cm 0.005cm" style:border-line-width-top="0.005cm 0.005cm 0.005cm" style:border-line-width-bottom="0cm 0.004cm 0.002cm" fo:padding="0.049cm" fo:border-left="0.5pt double #808080" fo:border-right="0.5pt double #808080" fo:border-top="0.5pt double #808080" fo:border-bottom="0.05pt double #808080"/>
    </style:style>
    <style:style style:name="表格7.A2" style:family="table-cell">
      <style:table-cell-properties style:vertical-align="middle" style:border-line-width-left="0.005cm 0.005cm 0.005cm" style:border-line-width-right="0.005cm 0.005cm 0.005cm" style:border-line-width-bottom="0cm 0.004cm 0.002cm" fo:padding="0.049cm" fo:border-left="0.5pt double #808080" fo:border-right="0.5pt double #808080" fo:border-top="none" fo:border-bottom="0.05pt double #808080"/>
    </style:style>
    <style:style style:name="表格7.B2" style:family="table-cell">
      <style:table-cell-properties style:vertical-align="middle" style:border-line-width-left="0cm 0.004cm 0.002cm" style:border-line-width-right="0.005cm 0.005cm 0.005cm" style:border-line-width-bottom="0cm 0.004cm 0.002cm" fo:padding="0.049cm" fo:border-left="0.05pt double #808080" fo:border-right="0.5pt double #808080" fo:border-top="none" fo:border-bottom="0.05pt double #808080"/>
    </style:style>
    <style:style style:name="表格7.A7" style:family="table-cell">
      <style:table-cell-properties style:vertical-align="middle" style:border-line-width-left="0.005cm 0.005cm 0.005cm" style:border-line-width-right="0.005cm 0.005cm 0.005cm" style:border-line-width-bottom="0.005cm 0.005cm 0.005cm" fo:padding="0.049cm" fo:border-left="0.5pt double #808080" fo:border-right="0.5pt double #808080" fo:border-top="none" fo:border-bottom="0.5pt double #808080"/>
    </style:style>
    <style:style style:name="表格7.B7" style:family="table-cell">
      <style:table-cell-properties style:vertical-align="middle" style:border-line-width-left="0cm 0.004cm 0.002cm" style:border-line-width-right="0.005cm 0.005cm 0.005cm" style:border-line-width-bottom="0.005cm 0.005cm 0.005cm" fo:padding="0.049cm" fo:border-left="0.05pt double #808080" fo:border-right="0.5pt double #808080" fo:border-top="none" fo:border-bottom="0.5pt double #808080"/>
    </style:style>
    <style:style style:name="表格8" style:family="table">
      <style:table-properties style:width="14.002cm" table:align="left"/>
    </style:style>
    <style:style style:name="表格8.A" style:family="table-column">
      <style:table-column-properties style:column-width="4.844cm"/>
    </style:style>
    <style:style style:name="表格8.B" style:family="table-column">
      <style:table-column-properties style:column-width="4.826cm"/>
    </style:style>
    <style:style style:name="表格8.C" style:family="table-column">
      <style:table-column-properties style:column-width="4.332cm"/>
    </style:style>
    <style:style style:name="表格8.A1" style:family="table-cell">
      <style:table-cell-properties style:vertical-align="middle" fo:padding="0.049cm" fo:border="none"/>
    </style:style>
    <style:style style:name="表格9" style:family="table">
      <style:table-properties style:width="17cm" table:align="left"/>
    </style:style>
    <style:style style:name="表格9.A" style:family="table-column">
      <style:table-column-properties style:column-width="1.284cm"/>
    </style:style>
    <style:style style:name="表格9.B" style:family="table-column">
      <style:table-column-properties style:column-width="15.716cm"/>
    </style:style>
    <style:style style:name="表格9.A1" style:family="table-cell">
      <style:table-cell-properties style:vertical-align="middle" style:border-line-width-left="0.005cm 0.005cm 0.005cm" style:border-line-width-right="0.005cm 0.005cm 0.005cm" style:border-line-width-top="0.005cm 0.005cm 0.005cm" style:border-line-width-bottom="0cm 0.004cm 0.002cm" fo:padding="0.049cm" fo:border-left="0.5pt double #808080" fo:border-right="0.5pt double #808080" fo:border-top="0.5pt double #808080" fo:border-bottom="0.05pt double #808080"/>
    </style:style>
    <style:style style:name="表格9.A2" style:family="table-cell">
      <style:table-cell-properties style:vertical-align="middle" style:border-line-width-left="0.005cm 0.005cm 0.005cm" style:border-line-width-right="0.005cm 0.005cm 0.005cm" style:border-line-width-bottom="0cm 0.004cm 0.002cm" fo:padding="0.049cm" fo:border-left="0.5pt double #808080" fo:border-right="0.5pt double #808080" fo:border-top="none" fo:border-bottom="0.05pt double #808080"/>
    </style:style>
    <style:style style:name="表格9.B2" style:family="table-cell">
      <style:table-cell-properties style:vertical-align="middle" style:border-line-width-left="0cm 0.004cm 0.002cm" style:border-line-width-right="0.005cm 0.005cm 0.005cm" style:border-line-width-bottom="0cm 0.004cm 0.002cm" fo:padding="0.049cm" fo:border-left="0.05pt double #808080" fo:border-right="0.5pt double #808080" fo:border-top="none" fo:border-bottom="0.05pt double #808080"/>
    </style:style>
    <style:style style:name="表格9.A7" style:family="table-cell">
      <style:table-cell-properties style:vertical-align="middle" style:border-line-width-left="0.005cm 0.005cm 0.005cm" style:border-line-width-right="0.005cm 0.005cm 0.005cm" style:border-line-width-bottom="0.005cm 0.005cm 0.005cm" fo:padding="0.049cm" fo:border-left="0.5pt double #808080" fo:border-right="0.5pt double #808080" fo:border-top="none" fo:border-bottom="0.5pt double #808080"/>
    </style:style>
    <style:style style:name="表格9.B7" style:family="table-cell">
      <style:table-cell-properties style:vertical-align="middle" style:border-line-width-left="0cm 0.004cm 0.002cm" style:border-line-width-right="0.005cm 0.005cm 0.005cm" style:border-line-width-bottom="0.005cm 0.005cm 0.005cm" fo:padding="0.049cm" fo:border-left="0.05pt double #808080" fo:border-right="0.5pt double #808080" fo:border-top="none" fo:border-bottom="0.5pt double #808080"/>
    </style:style>
    <style:style style:name="表格10" style:family="table">
      <style:table-properties style:width="17cm" table:align="left"/>
    </style:style>
    <style:style style:name="表格10.A" style:family="table-column">
      <style:table-column-properties style:column-width="7.756cm"/>
    </style:style>
    <style:style style:name="表格10.B" style:family="table-column">
      <style:table-column-properties style:column-width="6.694cm"/>
    </style:style>
    <style:style style:name="表格10.C" style:family="table-column">
      <style:table-column-properties style:column-width="2.551cm"/>
    </style:style>
    <style:style style:name="表格10.A1" style:family="table-cell">
      <style:table-cell-properties style:vertical-align="middle" fo:padding="0.049cm" fo:border="none"/>
    </style:style>
    <style:style style:name="表格11" style:family="table">
      <style:table-properties style:width="14.379cm" table:align="left"/>
    </style:style>
    <style:style style:name="表格11.A" style:family="table-column">
      <style:table-column-properties style:column-width="1.88cm"/>
    </style:style>
    <style:style style:name="表格11.B" style:family="table-column">
      <style:table-column-properties style:column-width="12.499cm"/>
    </style:style>
    <style:style style:name="表格11.A1" style:family="table-cell">
      <style:table-cell-properties style:vertical-align="middle" style:border-line-width-left="0.005cm 0.005cm 0.005cm" style:border-line-width-right="0.005cm 0.005cm 0.005cm" style:border-line-width-top="0.005cm 0.005cm 0.005cm" style:border-line-width-bottom="0cm 0.004cm 0.002cm" fo:padding="0.049cm" fo:border-left="0.5pt double #808080" fo:border-right="0.5pt double #808080" fo:border-top="0.5pt double #808080" fo:border-bottom="0.05pt double #808080"/>
    </style:style>
    <style:style style:name="表格11.A2" style:family="table-cell">
      <style:table-cell-properties style:vertical-align="middle" style:border-line-width-left="0.005cm 0.005cm 0.005cm" style:border-line-width-right="0.005cm 0.005cm 0.005cm" style:border-line-width-bottom="0cm 0.004cm 0.002cm" fo:padding="0.049cm" fo:border-left="0.5pt double #808080" fo:border-right="0.5pt double #808080" fo:border-top="none" fo:border-bottom="0.05pt double #808080"/>
    </style:style>
    <style:style style:name="表格11.B2" style:family="table-cell">
      <style:table-cell-properties style:vertical-align="middle" style:border-line-width-left="0cm 0.004cm 0.002cm" style:border-line-width-right="0.005cm 0.005cm 0.005cm" style:border-line-width-bottom="0cm 0.004cm 0.002cm" fo:padding="0.049cm" fo:border-left="0.05pt double #808080" fo:border-right="0.5pt double #808080" fo:border-top="none" fo:border-bottom="0.05pt double #808080"/>
    </style:style>
    <style:style style:name="表格11.A7" style:family="table-cell">
      <style:table-cell-properties style:vertical-align="middle" style:border-line-width-left="0.005cm 0.005cm 0.005cm" style:border-line-width-right="0.005cm 0.005cm 0.005cm" style:border-line-width-bottom="0.005cm 0.005cm 0.005cm" fo:padding="0.049cm" fo:border-left="0.5pt double #808080" fo:border-right="0.5pt double #808080" fo:border-top="none" fo:border-bottom="0.5pt double #808080"/>
    </style:style>
    <style:style style:name="表格11.B7" style:family="table-cell">
      <style:table-cell-properties style:vertical-align="middle" style:border-line-width-left="0cm 0.004cm 0.002cm" style:border-line-width-right="0.005cm 0.005cm 0.005cm" style:border-line-width-bottom="0.005cm 0.005cm 0.005cm" fo:padding="0.049cm" fo:border-left="0.05pt double #808080" fo:border-right="0.5pt double #808080" fo:border-top="none" fo:border-bottom="0.5pt double #808080"/>
    </style:style>
    <style:style style:name="表格12" style:family="table">
      <style:table-properties style:width="14.631cm" table:align="left"/>
    </style:style>
    <style:style style:name="表格12.A" style:family="table-column">
      <style:table-column-properties style:column-width="6.932cm"/>
    </style:style>
    <style:style style:name="表格12.B" style:family="table-column">
      <style:table-column-properties style:column-width="5.673cm"/>
    </style:style>
    <style:style style:name="表格12.C" style:family="table-column">
      <style:table-column-properties style:column-width="2.027cm"/>
    </style:style>
    <style:style style:name="表格12.A1" style:family="table-cell">
      <style:table-cell-properties style:vertical-align="middle" fo:padding="0.049cm" fo:border="none"/>
    </style:style>
    <style:style style:name="表格13" style:family="table">
      <style:table-properties style:width="17cm" table:align="left"/>
    </style:style>
    <style:style style:name="表格13.A" style:family="table-column">
      <style:table-column-properties style:column-width="1.836cm"/>
    </style:style>
    <style:style style:name="表格13.B" style:family="table-column">
      <style:table-column-properties style:column-width="15.164cm"/>
    </style:style>
    <style:style style:name="表格13.A1" style:family="table-cell">
      <style:table-cell-properties style:vertical-align="middle" style:border-line-width-left="0.005cm 0.005cm 0.005cm" style:border-line-width-right="0.005cm 0.005cm 0.005cm" style:border-line-width-top="0.005cm 0.005cm 0.005cm" style:border-line-width-bottom="0cm 0.004cm 0.002cm" fo:padding="0.049cm" fo:border-left="0.5pt double #808080" fo:border-right="0.5pt double #808080" fo:border-top="0.5pt double #808080" fo:border-bottom="0.05pt double #808080"/>
    </style:style>
    <style:style style:name="表格13.A2" style:family="table-cell">
      <style:table-cell-properties style:vertical-align="middle" style:border-line-width-left="0.005cm 0.005cm 0.005cm" style:border-line-width-right="0.005cm 0.005cm 0.005cm" style:border-line-width-bottom="0cm 0.004cm 0.002cm" fo:padding="0.049cm" fo:border-left="0.5pt double #808080" fo:border-right="0.5pt double #808080" fo:border-top="none" fo:border-bottom="0.05pt double #808080"/>
    </style:style>
    <style:style style:name="表格13.B2" style:family="table-cell">
      <style:table-cell-properties style:vertical-align="middle" style:border-line-width-left="0cm 0.004cm 0.002cm" style:border-line-width-right="0.005cm 0.005cm 0.005cm" style:border-line-width-bottom="0cm 0.004cm 0.002cm" fo:padding="0.049cm" fo:border-left="0.05pt double #808080" fo:border-right="0.5pt double #808080" fo:border-top="none" fo:border-bottom="0.05pt double #808080"/>
    </style:style>
    <style:style style:name="表格13.A7" style:family="table-cell">
      <style:table-cell-properties style:vertical-align="middle" style:border-line-width-left="0.005cm 0.005cm 0.005cm" style:border-line-width-right="0.005cm 0.005cm 0.005cm" style:border-line-width-bottom="0.005cm 0.005cm 0.005cm" fo:padding="0.049cm" fo:border-left="0.5pt double #808080" fo:border-right="0.5pt double #808080" fo:border-top="none" fo:border-bottom="0.5pt double #808080"/>
    </style:style>
    <style:style style:name="表格13.B7" style:family="table-cell">
      <style:table-cell-properties style:vertical-align="middle" style:border-line-width-left="0cm 0.004cm 0.002cm" style:border-line-width-right="0.005cm 0.005cm 0.005cm" style:border-line-width-bottom="0.005cm 0.005cm 0.005cm" fo:padding="0.049cm" fo:border-left="0.05pt double #808080" fo:border-right="0.5pt double #808080" fo:border-top="none" fo:border-bottom="0.5pt double #808080"/>
    </style:style>
    <style:style style:name="表格14" style:family="table">
      <style:table-properties style:width="17cm" table:align="left"/>
    </style:style>
    <style:style style:name="表格14.A" style:family="table-column">
      <style:table-column-properties style:column-width="7.304cm"/>
    </style:style>
    <style:style style:name="表格14.B" style:family="table-column">
      <style:table-column-properties style:column-width="5.881cm"/>
    </style:style>
    <style:style style:name="表格14.C" style:family="table-column">
      <style:table-column-properties style:column-width="3.815cm"/>
    </style:style>
    <style:style style:name="表格14.A1" style:family="table-cell">
      <style:table-cell-properties style:vertical-align="middle" fo:padding="0.049cm" fo:border="none"/>
    </style:style>
    <style:style style:name="表格15" style:family="table">
      <style:table-properties style:width="10.993cm" table:align="left"/>
    </style:style>
    <style:style style:name="表格15.A" style:family="table-column">
      <style:table-column-properties style:column-width="1.457cm"/>
    </style:style>
    <style:style style:name="表格15.B" style:family="table-column">
      <style:table-column-properties style:column-width="9.536cm"/>
    </style:style>
    <style:style style:name="表格15.A1" style:family="table-cell">
      <style:table-cell-properties style:vertical-align="middle" style:border-line-width-left="0.005cm 0.005cm 0.005cm" style:border-line-width-right="0.005cm 0.005cm 0.005cm" style:border-line-width-top="0.005cm 0.005cm 0.005cm" style:border-line-width-bottom="0cm 0.004cm 0.002cm" fo:padding="0.049cm" fo:border-left="0.5pt double #808080" fo:border-right="0.5pt double #808080" fo:border-top="0.5pt double #808080" fo:border-bottom="0.05pt double #808080"/>
    </style:style>
    <style:style style:name="表格15.A2" style:family="table-cell">
      <style:table-cell-properties style:vertical-align="middle" style:border-line-width-left="0.005cm 0.005cm 0.005cm" style:border-line-width-right="0.005cm 0.005cm 0.005cm" style:border-line-width-bottom="0cm 0.004cm 0.002cm" fo:padding="0.049cm" fo:border-left="0.5pt double #808080" fo:border-right="0.5pt double #808080" fo:border-top="none" fo:border-bottom="0.05pt double #808080"/>
    </style:style>
    <style:style style:name="表格15.B2" style:family="table-cell">
      <style:table-cell-properties style:vertical-align="middle" style:border-line-width-left="0cm 0.004cm 0.002cm" style:border-line-width-right="0.005cm 0.005cm 0.005cm" style:border-line-width-bottom="0cm 0.004cm 0.002cm" fo:padding="0.049cm" fo:border-left="0.05pt double #808080" fo:border-right="0.5pt double #808080" fo:border-top="none" fo:border-bottom="0.05pt double #808080"/>
    </style:style>
    <style:style style:name="表格15.A6" style:family="table-cell">
      <style:table-cell-properties style:vertical-align="middle" style:border-line-width-left="0.005cm 0.005cm 0.005cm" style:border-line-width-right="0.005cm 0.005cm 0.005cm" style:border-line-width-bottom="0.005cm 0.005cm 0.005cm" fo:padding="0.049cm" fo:border-left="0.5pt double #808080" fo:border-right="0.5pt double #808080" fo:border-top="none" fo:border-bottom="0.5pt double #808080"/>
    </style:style>
    <style:style style:name="表格15.B6" style:family="table-cell">
      <style:table-cell-properties style:vertical-align="middle" style:border-line-width-left="0cm 0.004cm 0.002cm" style:border-line-width-right="0.005cm 0.005cm 0.005cm" style:border-line-width-bottom="0.005cm 0.005cm 0.005cm" fo:padding="0.049cm" fo:border-left="0.05pt double #808080" fo:border-right="0.5pt double #808080" fo:border-top="none" fo:border-bottom="0.5pt double #808080"/>
    </style:style>
    <style:style style:name="表格16" style:family="table">
      <style:table-properties style:width="17cm" table:align="left"/>
    </style:style>
    <style:style style:name="表格16.A" style:family="table-column">
      <style:table-column-properties style:column-width="6.842cm"/>
    </style:style>
    <style:style style:name="表格16.B" style:family="table-column">
      <style:table-column-properties style:column-width="5.507cm"/>
    </style:style>
    <style:style style:name="表格16.C" style:family="table-column">
      <style:table-column-properties style:column-width="4.651cm"/>
    </style:style>
    <style:style style:name="表格16.A1" style:family="table-cell">
      <style:table-cell-properties style:vertical-align="middle" fo:padding="0.049cm" fo:border="none"/>
    </style:style>
    <style:style style:name="表格17" style:family="table">
      <style:table-properties style:width="12.686cm" table:align="left"/>
    </style:style>
    <style:style style:name="表格17.A" style:family="table-column">
      <style:table-column-properties style:column-width="1.457cm"/>
    </style:style>
    <style:style style:name="表格17.B" style:family="table-column">
      <style:table-column-properties style:column-width="11.229cm"/>
    </style:style>
    <style:style style:name="表格17.A1" style:family="table-cell">
      <style:table-cell-properties style:vertical-align="middle" style:border-line-width-left="0.005cm 0.005cm 0.005cm" style:border-line-width-right="0.005cm 0.005cm 0.005cm" style:border-line-width-top="0.005cm 0.005cm 0.005cm" style:border-line-width-bottom="0cm 0.004cm 0.002cm" fo:padding="0.049cm" fo:border-left="0.5pt double #808080" fo:border-right="0.5pt double #808080" fo:border-top="0.5pt double #808080" fo:border-bottom="0.05pt double #808080"/>
    </style:style>
    <style:style style:name="表格17.A2" style:family="table-cell">
      <style:table-cell-properties style:vertical-align="middle" style:border-line-width-left="0.005cm 0.005cm 0.005cm" style:border-line-width-right="0.005cm 0.005cm 0.005cm" style:border-line-width-bottom="0cm 0.004cm 0.002cm" fo:padding="0.049cm" fo:border-left="0.5pt double #808080" fo:border-right="0.5pt double #808080" fo:border-top="none" fo:border-bottom="0.05pt double #808080"/>
    </style:style>
    <style:style style:name="表格17.B2" style:family="table-cell">
      <style:table-cell-properties style:vertical-align="middle" style:border-line-width-left="0cm 0.004cm 0.002cm" style:border-line-width-right="0.005cm 0.005cm 0.005cm" style:border-line-width-bottom="0cm 0.004cm 0.002cm" fo:padding="0.049cm" fo:border-left="0.05pt double #808080" fo:border-right="0.5pt double #808080" fo:border-top="none" fo:border-bottom="0.05pt double #808080"/>
    </style:style>
    <style:style style:name="表格17.A6" style:family="table-cell">
      <style:table-cell-properties style:vertical-align="middle" style:border-line-width-left="0.005cm 0.005cm 0.005cm" style:border-line-width-right="0.005cm 0.005cm 0.005cm" style:border-line-width-bottom="0.005cm 0.005cm 0.005cm" fo:padding="0.049cm" fo:border-left="0.5pt double #808080" fo:border-right="0.5pt double #808080" fo:border-top="none" fo:border-bottom="0.5pt double #808080"/>
    </style:style>
    <style:style style:name="表格17.B6" style:family="table-cell">
      <style:table-cell-properties style:vertical-align="middle" style:border-line-width-left="0cm 0.004cm 0.002cm" style:border-line-width-right="0.005cm 0.005cm 0.005cm" style:border-line-width-bottom="0.005cm 0.005cm 0.005cm" fo:padding="0.049cm" fo:border-left="0.05pt double #808080" fo:border-right="0.5pt double #808080" fo:border-top="none" fo:border-bottom="0.5pt double #808080"/>
    </style:style>
    <style:style style:name="表格18" style:family="table">
      <style:table-properties style:width="17cm" table:align="left"/>
    </style:style>
    <style:style style:name="表格18.A" style:family="table-column">
      <style:table-column-properties style:column-width="7.701cm"/>
    </style:style>
    <style:style style:name="表格18.B" style:family="table-column">
      <style:table-column-properties style:column-width="6.795cm"/>
    </style:style>
    <style:style style:name="表格18.C" style:family="table-column">
      <style:table-column-properties style:column-width="2.505cm"/>
    </style:style>
    <style:style style:name="表格18.A1" style:family="table-cell">
      <style:table-cell-properties style:vertical-align="middle" fo:padding="0.049cm" fo:border="none"/>
    </style:style>
    <style:style style:name="表格19" style:family="table">
      <style:table-properties style:width="10.146cm" table:align="left"/>
    </style:style>
    <style:style style:name="表格19.A" style:family="table-column">
      <style:table-column-properties style:column-width="1.457cm"/>
    </style:style>
    <style:style style:name="表格19.B" style:family="table-column">
      <style:table-column-properties style:column-width="8.689cm"/>
    </style:style>
    <style:style style:name="表格19.A1" style:family="table-cell">
      <style:table-cell-properties style:vertical-align="middle" style:border-line-width-left="0.005cm 0.005cm 0.005cm" style:border-line-width-right="0.005cm 0.005cm 0.005cm" style:border-line-width-top="0.005cm 0.005cm 0.005cm" style:border-line-width-bottom="0cm 0.004cm 0.002cm" fo:padding="0.049cm" fo:border-left="0.5pt double #808080" fo:border-right="0.5pt double #808080" fo:border-top="0.5pt double #808080" fo:border-bottom="0.05pt double #808080"/>
    </style:style>
    <style:style style:name="表格19.A2" style:family="table-cell">
      <style:table-cell-properties style:vertical-align="middle" style:border-line-width-left="0.005cm 0.005cm 0.005cm" style:border-line-width-right="0.005cm 0.005cm 0.005cm" style:border-line-width-bottom="0cm 0.004cm 0.002cm" fo:padding="0.049cm" fo:border-left="0.5pt double #808080" fo:border-right="0.5pt double #808080" fo:border-top="none" fo:border-bottom="0.05pt double #808080"/>
    </style:style>
    <style:style style:name="表格19.B2" style:family="table-cell">
      <style:table-cell-properties style:vertical-align="middle" style:border-line-width-left="0cm 0.004cm 0.002cm" style:border-line-width-right="0.005cm 0.005cm 0.005cm" style:border-line-width-bottom="0cm 0.004cm 0.002cm" fo:padding="0.049cm" fo:border-left="0.05pt double #808080" fo:border-right="0.5pt double #808080" fo:border-top="none" fo:border-bottom="0.05pt double #808080"/>
    </style:style>
    <style:style style:name="表格19.A6" style:family="table-cell">
      <style:table-cell-properties style:vertical-align="middle" style:border-line-width-left="0.005cm 0.005cm 0.005cm" style:border-line-width-right="0.005cm 0.005cm 0.005cm" style:border-line-width-bottom="0.005cm 0.005cm 0.005cm" fo:padding="0.049cm" fo:border-left="0.5pt double #808080" fo:border-right="0.5pt double #808080" fo:border-top="none" fo:border-bottom="0.5pt double #808080"/>
    </style:style>
    <style:style style:name="表格19.B6" style:family="table-cell">
      <style:table-cell-properties style:vertical-align="middle" style:border-line-width-left="0cm 0.004cm 0.002cm" style:border-line-width-right="0.005cm 0.005cm 0.005cm" style:border-line-width-bottom="0.005cm 0.005cm 0.005cm" fo:padding="0.049cm" fo:border-left="0.05pt double #808080" fo:border-right="0.5pt double #808080" fo:border-top="none" fo:border-bottom="0.5pt double #808080"/>
    </style:style>
    <style:style style:name="表格20" style:family="table">
      <style:table-properties style:width="17cm" table:align="left"/>
    </style:style>
    <style:style style:name="表格20.A" style:family="table-column">
      <style:table-column-properties style:column-width="7.31cm"/>
    </style:style>
    <style:style style:name="表格20.B" style:family="table-column">
      <style:table-column-properties style:column-width="7.751cm"/>
    </style:style>
    <style:style style:name="表格20.C" style:family="table-column">
      <style:table-column-properties style:column-width="1.94cm"/>
    </style:style>
    <style:style style:name="表格20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style:font-weight-asian="bold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Heading">
      <style:text-properties style:font-weight-asian="bold"/>
    </style:style>
    <style:style style:name="T1" style:family="text">
      <style:text-properties fo:color="#80808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表格2" table:style-name="表格2">
        <table:table-column table:style-name="表格2.A"/>
        <table:table-column table:style-name="表格2.B"/>
        <table:table-row table:style-name="TableLine1773648426528">
          <table:table-cell table:style-name="表格2.A1" table:number-columns-spanned="2" office:value-type="string">
            <text:p text:style-name="Table_20_Heading">基本信息</text:p>
          </table:table-cell>
          <table:covered-table-cell/>
        </table:table-row>
        <table:table-row table:style-name="TableLine1773648426528">
          <table:table-cell table:style-name="表格2.A2" office:value-type="string">
            <text:p text:style-name="P1">人物名</text:p>
          </table:table-cell>
          <table:table-cell table:style-name="表格2.B2" office:value-type="string">
            <text:p text:style-name="Table_20_Contents">莉格露·奈特巴格</text:p>
          </table:table-cell>
        </table:table-row>
        <table:table-row table:style-name="TableLine1773648426528">
          <table:table-cell table:style-name="表格2.A2" office:value-type="string">
            <text:p text:style-name="P1">日文名</text:p>
          </table:table-cell>
          <table:table-cell table:style-name="表格2.B2" office:value-type="string">
            <text:p text:style-name="Table_20_Contents">リグル・ナイトバグ</text:p>
          </table:table-cell>
        </table:table-row>
        <table:table-row table:style-name="TableLine1773648426528">
          <table:table-cell table:style-name="表格2.A2" office:value-type="string">
            <text:p text:style-name="P1">英文名</text:p>
          </table:table-cell>
          <table:table-cell table:style-name="表格2.B2" office:value-type="string">
            <text:p text:style-name="Table_20_Contents">Wriggle Nightbug</text:p>
          </table:table-cell>
        </table:table-row>
        <table:table-row table:style-name="TableLine1773648426528">
          <table:table-cell table:style-name="表格2.A2" office:value-type="string">
            <text:p text:style-name="P1">种族</text:p>
          </table:table-cell>
          <table:table-cell table:style-name="表格2.B2" office:value-type="string">
            <text:p text:style-name="Table_20_Contents">妖虫<text:span text:style-name="T1">（永夜抄）</text:span><text:line-break/>妖怪<text:span text:style-name="T1">（求闻史纪）</text:span></text:p>
          </table:table-cell>
        </table:table-row>
        <table:table-row table:style-name="TableLine1773648426528">
          <table:table-cell table:style-name="表格2.A6" office:value-type="string">
            <text:p text:style-name="P1">能力</text:p>
          </table:table-cell>
          <table:table-cell table:style-name="表格2.B6" office:value-type="string">
            <text:p text:style-name="Table_20_Contents">操纵虫子程度的能力<text:span text:style-name="T1">（永夜抄、求闻史纪）</text:span></text:p>
          </table:table-cell>
        </table:table-row>
      </table:table>
      <text:h text:style-name="Heading_20_4" text:outline-level="4"><text:bookmark text:name=".E7.AC.A6.E5.8D.A1"/>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TableLine1771755937296">
          <table:table-cell table:style-name="表格1.A1" office:value-type="string">
            <text:p text:style-name="P3">中文名</text:p>
          </table:table-cell>
          <table:table-cell table:style-name="表格1.A1" office:value-type="string">
            <text:p text:style-name="P3">日文名</text:p>
          </table:table-cell>
          <table:table-cell table:style-name="表格1.A1" office:value-type="string">
            <text:p text:style-name="P3">难度</text:p>
          </table:table-cell>
        </table:table-row>
        <table:table-row table:style-name="TableLine1771755937296">
          <table:table-cell table:style-name="表格1.A1" office:value-type="string">
            <text:p text:style-name="Table_20_Contents"><text:a xlink:type="simple" xlink:href="https://thwiki.cc/萤符「地上的流星」" text:style-name="Internet_20_link" text:visited-style-name="Visited_20_Internet_20_Link">萤符「地上的流星」</text:a></text:p>
          </table:table-cell>
          <table:table-cell table:style-name="表格1.A1" office:value-type="string">
            <text:p text:style-name="Table_20_Contents">蛍符「地上の流星」</text:p>
          </table:table-cell>
          <table:table-cell table:style-name="表格1.A1" office:value-type="string">
            <text:p text:style-name="Table_20_Contents">Hard</text:p>
          </table:table-cell>
        </table:table-row>
        <table:table-row table:style-name="TableLine1771755937296">
          <table:table-cell table:style-name="表格1.A1" office:value-type="string">
            <text:p text:style-name="Table_20_Contents"><text:a xlink:type="simple" xlink:href="https://thwiki.cc/萤符「地上的彗星」" text:style-name="Internet_20_link" text:visited-style-name="Visited_20_Internet_20_Link">萤符「地上的彗星」</text:a></text:p>
          </table:table-cell>
          <table:table-cell table:style-name="表格1.A1" office:value-type="string">
            <text:p text:style-name="Table_20_Contents">蛍符「地上の彗星」</text:p>
          </table:table-cell>
          <table:table-cell table:style-name="表格1.A1" office:value-type="string">
            <text:p text:style-name="Table_20_Contents">Lunatic</text:p>
          </table:table-cell>
        </table:table-row>
        <table:table-row table:style-name="TableLine1771755937296">
          <table:table-cell table:style-name="表格1.A1" office:value-type="string">
            <text:p text:style-name="Table_20_Contents"><text:a xlink:type="simple" xlink:href="https://thwiki.cc/灯符「Firefly_Phenomenon」" text:style-name="Internet_20_link" text:visited-style-name="Visited_20_Internet_20_Link">灯符「Firefly Phenomenon」</text:a>（萤光现象）</text:p>
          </table:table-cell>
          <table:table-cell table:style-name="表格1.A1" office:value-type="string">
            <text:p text:style-name="Table_20_Contents">灯符「ファイヤフライフェノメノン」</text:p>
          </table:table-cell>
          <table:table-cell table:style-name="表格1.A1" office:value-type="string">
            <text:p text:style-name="Table_20_Contents">Easy / Normal / Hard / Lunatic</text:p>
          </table:table-cell>
        </table:table-row>
        <table:table-row table:style-name="TableLine1771755937296">
          <table:table-cell table:style-name="表格1.A1" office:value-type="string">
            <text:p text:style-name="Table_20_Contents"><text:a xlink:type="simple" xlink:href="https://thwiki.cc/蠢符「Little_Bug」" text:style-name="Internet_20_link" text:visited-style-name="Visited_20_Internet_20_Link">蠢符「Little Bug」</text:a>（小虫）</text:p>
          </table:table-cell>
          <table:table-cell table:style-name="表格1.A1" office:value-type="string">
            <text:p text:style-name="Table_20_Contents">蠢符「リトルバグ」</text:p>
          </table:table-cell>
          <table:table-cell table:style-name="表格1.A1" office:value-type="string">
            <text:p text:style-name="Table_20_Contents">Easy</text:p>
          </table:table-cell>
        </table:table-row>
        <table:table-row table:style-name="TableLine1771755937296">
          <table:table-cell table:style-name="表格1.A1" office:value-type="string">
            <text:p text:style-name="Table_20_Contents"><text:a xlink:type="simple" xlink:href="https://thwiki.cc/蠢符「Little_Bug_Storm」" text:style-name="Internet_20_link" text:visited-style-name="Visited_20_Internet_20_Link">蠢符「Little Bug Storm」</text:a>（小虫风暴）</text:p>
          </table:table-cell>
          <table:table-cell table:style-name="表格1.A1" office:value-type="string">
            <text:p text:style-name="Table_20_Contents">蠢符「リトルバグストーム」</text:p>
          </table:table-cell>
          <table:table-cell table:style-name="表格1.A1" office:value-type="string">
            <text:p text:style-name="Table_20_Contents">Normal</text:p>
          </table:table-cell>
        </table:table-row>
        <table:table-row table:style-name="TableLine1771755937296">
          <table:table-cell table:style-name="表格1.A1" office:value-type="string">
            <text:p text:style-name="Table_20_Contents"><text:a xlink:type="simple" xlink:href="https://thwiki.cc/蠢符「Night_Bug_Storm」" text:style-name="Internet_20_link" text:visited-style-name="Visited_20_Internet_20_Link">蠢符「Night Bug Storm」</text:a>（夜虫风暴）</text:p>
          </table:table-cell>
          <table:table-cell table:style-name="表格1.A1" office:value-type="string">
            <text:p text:style-name="Table_20_Contents">蠢符「ナイトバグストーム」</text:p>
          </table:table-cell>
          <table:table-cell table:style-name="表格1.A1" office:value-type="string">
            <text:p text:style-name="Table_20_Contents">Hard</text:p>
          </table:table-cell>
        </table:table-row>
        <table:table-row table:style-name="TableLine1771755937296">
          <table:table-cell table:style-name="表格1.A1" office:value-type="string">
            <text:p text:style-name="Table_20_Contents"><text:a xlink:type="simple" xlink:href="https://thwiki.cc/蠢符「Night_Bug_Tornado」" text:style-name="Internet_20_link" text:visited-style-name="Visited_20_Internet_20_Link">蠢符「Night Bug Tornado」</text:a>（夜虫龙卷）</text:p>
          </table:table-cell>
          <table:table-cell table:style-name="表格1.A1" office:value-type="string">
            <text:p text:style-name="Table_20_Contents">蠢符「ナイトバグトルネード」</text:p>
          </table:table-cell>
          <table:table-cell table:style-name="表格1.A1" office:value-type="string">
            <text:p text:style-name="Table_20_Contents">Lunatic</text:p>
          </table:table-cell>
        </table:table-row>
        <table:table-row table:style-name="TableLine1771755937296">
          <table:table-cell table:style-name="表格1.A1" office:value-type="string">
            <text:p text:style-name="Table_20_Contents"><text:a xlink:type="simple" xlink:href="https://thwiki.cc/隐虫「永夜蛰居」" text:style-name="Internet_20_link" text:visited-style-name="Visited_20_Internet_20_Link">隐虫「永夜蛰居」</text:a></text:p>
          </table:table-cell>
          <table:table-cell table:style-name="表格1.A1" office:value-type="string">
            <text:p text:style-name="Table_20_Contents">隠蟲「永夜蟄居」</text:p>
          </table:table-cell>
          <table:table-cell table:style-name="表格1.A1" office:value-type="string">
            <text:p text:style-name="Table_20_Contents">Normal / Hard / Lunatic</text:p>
          </table:table-cell>
        </table:table-row>
        <table:table-row table:style-name="TableLine1771755937296">
          <table:table-cell table:style-name="表格1.A1" office:value-type="string">
            <text:p text:style-name="Table_20_Contents"><text:a xlink:type="simple" xlink:href="https://thwiki.cc/「不合时令的蝶雨」" text:style-name="Internet_20_link" text:visited-style-name="Visited_20_Internet_20_Link">「不合时令的蝶雨」</text:a></text:p>
          </table:table-cell>
          <table:table-cell table:style-name="表格1.A1" office:value-type="string">
            <text:p text:style-name="Table_20_Contents">「季節外れのバタフライストーム」</text:p>
          </table:table-cell>
          <table:table-cell table:style-name="表格1.A1" office:value-type="string">
            <text:p text:style-name="Table_20_Contents">Last Wor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表格3" table:style-name="表格3">
        <table:table-column table:style-name="表格3.A"/>
        <table:table-column table:style-name="表格3.B"/>
        <text:soft-page-break/>
        <table:table-row table:style-name="TableLine1773650482288">
          <table:table-cell table:style-name="表格3.A1" table:number-columns-spanned="2" office:value-type="string">
            <text:p text:style-name="Table_20_Heading">基本信息</text:p>
          </table:table-cell>
          <table:covered-table-cell/>
        </table:table-row>
        <table:table-row table:style-name="TableLine1773650482288">
          <table:table-cell table:style-name="表格3.A2" office:value-type="string">
            <text:p text:style-name="P1">人物名</text:p>
          </table:table-cell>
          <table:table-cell table:style-name="表格3.B2" office:value-type="string">
            <text:p text:style-name="Table_20_Contents">米斯蒂娅·萝蕾拉</text:p>
          </table:table-cell>
        </table:table-row>
        <table:table-row table:style-name="TableLine1773650482288">
          <table:table-cell table:style-name="表格3.A2" office:value-type="string">
            <text:p text:style-name="P1">日文名</text:p>
          </table:table-cell>
          <table:table-cell table:style-name="表格3.B2" office:value-type="string">
            <text:p text:style-name="Table_20_Contents">ミスティア・ローレライ</text:p>
          </table:table-cell>
        </table:table-row>
        <table:table-row table:style-name="TableLine1773650482288">
          <table:table-cell table:style-name="表格3.A2" office:value-type="string">
            <text:p text:style-name="P1">英文名</text:p>
          </table:table-cell>
          <table:table-cell table:style-name="表格3.B2" office:value-type="string">
            <text:p text:style-name="Table_20_Contents">Mystia Lorelei</text:p>
          </table:table-cell>
        </table:table-row>
        <table:table-row table:style-name="TableLine1773650482288">
          <table:table-cell table:style-name="表格3.A2" office:value-type="string">
            <text:p text:style-name="P1">种族</text:p>
          </table:table-cell>
          <table:table-cell table:style-name="表格3.B2" office:value-type="string">
            <text:p text:style-name="Table_20_Contents">夜雀<text:span text:style-name="T1">（永夜抄）</text:span><text:line-break/>妖怪<text:span text:style-name="T1">（求闻史纪）</text:span></text:p>
          </table:table-cell>
        </table:table-row>
        <table:table-row table:style-name="TableLine1773650482288">
          <table:table-cell table:style-name="表格3.A6" office:value-type="string">
            <text:p text:style-name="P1">能力</text:p>
          </table:table-cell>
          <table:table-cell table:style-name="表格3.B6" office:value-type="string">
            <text:p text:style-name="Table_20_Contents">以歌唱使人发狂程度的能力<text:span text:style-name="T1">（永夜抄、花映冢）</text:span><text:line-break/>用歌声迷惑人程度的能力<text:span text:style-name="T1">（求闻史纪）</text:span></text:p>
          </table:table-cell>
        </table:table-row>
      </table:table>
      <text:p text:style-name="Standard"/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TableLine1773650473040">
          <table:table-cell table:style-name="表格4.A1" office:value-type="string">
            <text:p text:style-name="P3">中文名</text:p>
          </table:table-cell>
          <table:table-cell table:style-name="表格4.A1" office:value-type="string">
            <text:p text:style-name="P3">日文名</text:p>
          </table:table-cell>
          <table:table-cell table:style-name="表格4.A1" office:value-type="string">
            <text:p text:style-name="P3">难度</text:p>
          </table:table-cell>
        </table:table-row>
        <table:table-row table:style-name="TableLine1773650473040">
          <table:table-cell table:style-name="表格4.A1" office:value-type="string">
            <text:p text:style-name="Table_20_Contents"><text:a xlink:type="simple" xlink:href="https://thwiki.cc/声符「枭的夜鸣声」" text:style-name="Internet_20_link" text:visited-style-name="Visited_20_Internet_20_Link">声符「枭的夜鸣声」</text:a></text:p>
          </table:table-cell>
          <table:table-cell table:style-name="表格4.A1" office:value-type="string">
            <text:p text:style-name="Table_20_Contents">声符「梟の夜鳴声」</text:p>
          </table:table-cell>
          <table:table-cell table:style-name="表格4.A1" office:value-type="string">
            <text:p text:style-name="Table_20_Contents">Easy / Normal</text:p>
          </table:table-cell>
        </table:table-row>
        <table:table-row table:style-name="TableLine1773650473040">
          <table:table-cell table:style-name="表格4.A1" office:value-type="string">
            <text:p text:style-name="Table_20_Contents"><text:a xlink:type="simple" xlink:href="https://thwiki.cc/声符「木菟的咆哮」" text:style-name="Internet_20_link" text:visited-style-name="Visited_20_Internet_20_Link">声符「木菟的咆哮」</text:a></text:p>
          </table:table-cell>
          <table:table-cell table:style-name="表格4.A1" office:value-type="string">
            <text:p text:style-name="Table_20_Contents">声符「木菟咆哮」</text:p>
          </table:table-cell>
          <table:table-cell table:style-name="表格4.A1" office:value-type="string">
            <text:p text:style-name="Table_20_Contents">Hard / Lunatic</text:p>
          </table:table-cell>
        </table:table-row>
        <table:table-row table:style-name="TableLine1773650473040">
          <table:table-cell table:style-name="表格4.A1" office:value-type="string">
            <text:p text:style-name="Table_20_Contents"><text:a xlink:type="simple" xlink:href="https://thwiki.cc/蛾符「天蛾的蛊道」" text:style-name="Internet_20_link" text:visited-style-name="Visited_20_Internet_20_Link">蛾符「天蛾的蛊道」</text:a></text:p>
          </table:table-cell>
          <table:table-cell table:style-name="表格4.A1" office:value-type="string">
            <text:p text:style-name="Table_20_Contents">蛾符「天蛾の蠱道」</text:p>
          </table:table-cell>
          <table:table-cell table:style-name="表格4.A1" office:value-type="string">
            <text:p text:style-name="Table_20_Contents">Easy / Normal</text:p>
          </table:table-cell>
        </table:table-row>
        <table:table-row table:style-name="TableLine1773650473040">
          <table:table-cell table:style-name="表格4.A1" office:value-type="string">
            <text:p text:style-name="Table_20_Contents"><text:a xlink:type="simple" xlink:href="https://thwiki.cc/毒符「毒蛾的鳞粉」" text:style-name="Internet_20_link" text:visited-style-name="Visited_20_Internet_20_Link">毒符「毒蛾的鳞粉」</text:a></text:p>
          </table:table-cell>
          <table:table-cell table:style-name="表格4.A1" office:value-type="string">
            <text:p text:style-name="Table_20_Contents">毒符「毒蛾の鱗粉」</text:p>
          </table:table-cell>
          <table:table-cell table:style-name="表格4.A1" office:value-type="string">
            <text:p text:style-name="Table_20_Contents">Hard</text:p>
          </table:table-cell>
        </table:table-row>
        <table:table-row table:style-name="TableLine1773650473040">
          <table:table-cell table:style-name="表格4.A1" office:value-type="string">
            <text:p text:style-name="Table_20_Contents"><text:a xlink:type="simple" xlink:href="https://thwiki.cc/猛毒「毒蛾的黑暗演舞」" text:style-name="Internet_20_link" text:visited-style-name="Visited_20_Internet_20_Link">猛毒「毒蛾的黑暗演舞」</text:a></text:p>
          </table:table-cell>
          <table:table-cell table:style-name="表格4.A1" office:value-type="string">
            <text:p text:style-name="Table_20_Contents">猛毒「毒蛾の暗闇演舞」</text:p>
          </table:table-cell>
          <table:table-cell table:style-name="表格4.A1" office:value-type="string">
            <text:p text:style-name="Table_20_Contents">Lunatic</text:p>
          </table:table-cell>
        </table:table-row>
        <table:table-row table:style-name="TableLine1773650473040">
          <table:table-cell table:style-name="表格4.A1" office:value-type="string">
            <text:p text:style-name="Table_20_Contents"><text:a xlink:type="simple" xlink:href="https://thwiki.cc/鹰符「Ill-Starred_Dive」" text:style-name="Internet_20_link" text:visited-style-name="Visited_20_Internet_20_Link">鹰符「Ill-Starred Dive」</text:a>（祸延疾冲）</text:p>
          </table:table-cell>
          <table:table-cell table:style-name="表格4.A1" office:value-type="string">
            <text:p text:style-name="Table_20_Contents">鷹符「イルスタードダイブ」</text:p>
          </table:table-cell>
          <table:table-cell table:style-name="表格4.A1" office:value-type="string">
            <text:p text:style-name="Table_20_Contents">Easy / Normal / Hard / Lunatic</text:p>
          </table:table-cell>
        </table:table-row>
        <table:table-row table:style-name="TableLine1773650473040">
          <table:table-cell table:style-name="表格4.A1" office:value-type="string">
            <text:p text:style-name="Table_20_Contents"><text:a xlink:type="simple" xlink:href="https://thwiki.cc/夜盲「夜雀之歌」" text:style-name="Internet_20_link" text:visited-style-name="Visited_20_Internet_20_Link">夜盲「夜雀之歌」</text:a></text:p>
          </table:table-cell>
          <table:table-cell table:style-name="表格4.A1" office:value-type="string">
            <text:p text:style-name="Table_20_Contents">夜盲「夜雀の歌」</text:p>
          </table:table-cell>
          <table:table-cell table:style-name="表格4.A1" office:value-type="string">
            <text:p text:style-name="Table_20_Contents">Easy / Normal / Hard / Lunatic</text:p>
          </table:table-cell>
        </table:table-row>
        <table:table-row table:style-name="TableLine1773650473040">
          <table:table-cell table:style-name="表格4.A1" office:value-type="string">
            <text:p text:style-name="Table_20_Contents"><text:a xlink:type="simple" xlink:href="https://thwiki.cc/夜雀「午夜中的合唱指挥」" text:style-name="Internet_20_link" text:visited-style-name="Visited_20_Internet_20_Link">夜雀「午夜中的合唱指挥」</text:a></text:p>
          </table:table-cell>
          <table:table-cell table:style-name="表格4.A1" office:value-type="string">
            <text:p text:style-name="Table_20_Contents">夜雀「真夜中のコーラスマスター」</text:p>
          </table:table-cell>
          <table:table-cell table:style-name="表格4.A1" office:value-type="string">
            <text:p text:style-name="Table_20_Contents">Normal / Hard / Lunatic</text:p>
          </table:table-cell>
        </table:table-row>
        <table:table-row table:style-name="TableLine1773650473040">
          <table:table-cell table:style-name="表格4.A1" office:value-type="string">
            <text:p text:style-name="Table_20_Contents"><text:a xlink:type="simple" xlink:href="https://thwiki.cc/「Blind_Night-Bird」" text:style-name="Internet_20_link" text:visited-style-name="Visited_20_Internet_20_Link">「Blind Night-Bird」</text:a>（失明的夜雀）</text:p>
          </table:table-cell>
          <table:table-cell table:style-name="表格4.A1" office:value-type="string">
            <text:p text:style-name="Table_20_Contents">「ブラインドナイトバード」</text:p>
          </table:table-cell>
          <table:table-cell table:style-name="表格4.A1" office:value-type="string">
            <text:p text:style-name="Table_20_Contents">Last Wor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表格5" table:style-name="表格5">
        <table:table-column table:style-name="表格5.A"/>
        <table:table-column table:style-name="表格5.B"/>
        <table:table-row table:style-name="TableLine1773648456720">
          <table:table-cell table:style-name="表格5.A1" table:number-columns-spanned="2" office:value-type="string">
            <text:p text:style-name="Table_20_Heading">基本信息</text:p>
          </table:table-cell>
          <table:covered-table-cell/>
        </table:table-row>
        <table:table-row table:style-name="TableLine1773648456720">
          <table:table-cell table:style-name="表格5.A2" office:value-type="string">
            <text:p text:style-name="P1">人物名</text:p>
          </table:table-cell>
          <table:table-cell table:style-name="表格5.B2" office:value-type="string">
            <text:p text:style-name="Table_20_Contents">上白泽慧音</text:p>
          </table:table-cell>
        </table:table-row>
        <table:table-row table:style-name="TableLine1773648456720">
          <table:table-cell table:style-name="表格5.A2" office:value-type="string">
            <text:p text:style-name="P1">日文名</text:p>
          </table:table-cell>
          <table:table-cell table:style-name="表格5.B2" office:value-type="string">
            <text:p text:style-name="Table_20_Contents">上白沢　慧音（かみしらさわ　けいね）</text:p>
          </table:table-cell>
        </table:table-row>
        <table:table-row table:style-name="TableLine1773648456720">
          <table:table-cell table:style-name="表格5.A2" office:value-type="string">
            <text:p text:style-name="P1">英文名</text:p>
          </table:table-cell>
          <table:table-cell table:style-name="表格5.B2" office:value-type="string">
            <text:p text:style-name="Table_20_Contents">Keine Kamishirasawa</text:p>
          </table:table-cell>
        </table:table-row>
        <table:table-row table:style-name="TableLine1773648456720">
          <table:table-cell table:style-name="表格5.A2" office:value-type="string">
            <text:p text:style-name="P1">种族</text:p>
          </table:table-cell>
          <table:table-cell table:style-name="表格5.B2" office:value-type="string">
            <text:p text:style-name="Table_20_Contents">半白泽<text:span text:style-name="T1">（永夜抄）</text:span><text:line-break/>兽人<text:span text:style-name="T1">（求闻史纪）</text:span></text:p>
          </table:table-cell>
        </table:table-row>
        <table:table-row table:style-name="TableLine1773648456720">
          <table:table-cell table:style-name="表格5.A6" office:value-type="string">
            <text:p text:style-name="P1">能力</text:p>
          </table:table-cell>
          <table:table-cell table:style-name="表格5.B6" office:value-type="string">
            <text:p text:style-name="P2">吞噬(隐藏)历史程度的能力，与创造历史程度的能力<text:span text:style-name="T1">（永夜抄）</text:span></text:p>
            <text:p text:style-name="P2">吞噬历史程度的能力（人类时） </text:p>
            <text:p text:style-name="Table_20_Contents">创造历史程度的能力（动物化时）<text:span text:style-name="T1">（求闻史纪）</text:span></text:p>
          </table:table-cell>
        </table:table-row>
      </table:table>
      <text:p text:style-name="Standard"/>
      <table:table table:name="表格6" table:style-name="表格6">
        <table:table-column table:style-name="表格6.A"/>
        <table:table-column table:style-name="表格6.B"/>
        <table:table-column table:style-name="表格6.C"/>
        <table:table-row table:style-name="TableLine1773648461888">
          <table:table-cell table:style-name="表格6.A1" office:value-type="string">
            <text:p text:style-name="P3">中文名</text:p>
          </table:table-cell>
          <table:table-cell table:style-name="表格6.A1" office:value-type="string">
            <text:p text:style-name="P3">日文名</text:p>
          </table:table-cell>
          <table:table-cell table:style-name="表格6.A1" office:value-type="string">
            <text:p text:style-name="P3">难度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产灵「First_Pyramid」" text:style-name="Internet_20_link" text:visited-style-name="Visited_20_Internet_20_Link">产灵「First Pyramid」</text:a>（最初的金字塔）</text:p>
          </table:table-cell>
          <table:table-cell table:style-name="表格6.A1" office:value-type="string">
            <text:p text:style-name="Table_20_Contents">産霊「ファーストピラミッド」</text:p>
          </table:table-cell>
          <table:table-cell table:style-name="表格6.A1" office:value-type="string">
            <text:p text:style-name="Table_20_Contents">Easy / Normal / Hard / Lunatic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始符「Ephemerality_137」" text:style-name="Internet_20_link" text:visited-style-name="Visited_20_Internet_20_Link">始符「Ephemerality 137」</text:a>（短命的137）</text:p>
          </table:table-cell>
          <table:table-cell table:style-name="表格6.A1" office:value-type="string">
            <text:p text:style-name="Table_20_Contents">始符「エフェメラリティ137」</text:p>
          </table:table-cell>
          <table:table-cell table:style-name="表格6.A1" office:value-type="string">
            <text:p text:style-name="Table_20_Contents">Normal / Hard / Lunatic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野符「武烈的危机」" text:style-name="Internet_20_link" text:visited-style-name="Visited_20_Internet_20_Link">野符「武烈的危机」</text:a></text:p>
          </table:table-cell>
          <table:table-cell table:style-name="表格6.A1" office:value-type="string">
            <text:p text:style-name="Table_20_Contents">野符「武烈クライシス」</text:p>
          </table:table-cell>
          <table:table-cell table:style-name="表格6.A1" office:value-type="string">
            <text:p text:style-name="Table_20_Contents">Easy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野符「将门的危机」" text:style-name="Internet_20_link" text:visited-style-name="Visited_20_Internet_20_Link">野符「将门的危机」</text:a></text:p>
          </table:table-cell>
          <table:table-cell table:style-name="表格6.A1" office:value-type="string">
            <text:p text:style-name="Table_20_Contents">野符「将門クライシス」</text:p>
          </table:table-cell>
          <table:table-cell table:style-name="表格6.A1" office:value-type="string">
            <text:p text:style-name="Table_20_Contents">Normal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野符「义满的危机」" text:style-name="Internet_20_link" text:visited-style-name="Visited_20_Internet_20_Link">野符「义满的危机」</text:a></text:p>
          </table:table-cell>
          <table:table-cell table:style-name="表格6.A1" office:value-type="string">
            <text:p text:style-name="Table_20_Contents">野符「義満クライシス」</text:p>
          </table:table-cell>
          <table:table-cell table:style-name="表格6.A1" office:value-type="string">
            <text:p text:style-name="Table_20_Contents">Hard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野符「GHQ的危机」" text:style-name="Internet_20_link" text:visited-style-name="Visited_20_Internet_20_Link">野符「GHQ的危机」</text:a></text:p>
          </table:table-cell>
          <table:table-cell table:style-name="表格6.A1" office:value-type="string">
            <text:p text:style-name="Table_20_Contents">野符「GHQクライシス」</text:p>
          </table:table-cell>
          <table:table-cell table:style-name="表格6.A1" office:value-type="string">
            <text:p text:style-name="Table_20_Contents">Lunatic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国符「三种神器_剑」" text:style-name="Internet_20_link" text:visited-style-name="Visited_20_Internet_20_Link">国符「三种神器　剑」</text:a></text:p>
          </table:table-cell>
          <table:table-cell table:style-name="表格6.A1" office:value-type="string">
            <text:p text:style-name="Table_20_Contents">国符「三種の神器　剣」</text:p>
          </table:table-cell>
          <table:table-cell table:style-name="表格6.A1" office:value-type="string">
            <text:p text:style-name="Table_20_Contents">Easy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国符「三种神器_玉」" text:style-name="Internet_20_link" text:visited-style-name="Visited_20_Internet_20_Link">国符「三种神器　玉」</text:a></text:p>
          </table:table-cell>
          <table:table-cell table:style-name="表格6.A1" office:value-type="string">
            <text:p text:style-name="Table_20_Contents">国符「三種の神器　玉」</text:p>
          </table:table-cell>
          <table:table-cell table:style-name="表格6.A1" office:value-type="string">
            <text:p text:style-name="Table_20_Contents">Normal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国符「三种神器_镜」" text:style-name="Internet_20_link" text:visited-style-name="Visited_20_Internet_20_Link">国符「三种神器　镜」</text:a></text:p>
          </table:table-cell>
          <table:table-cell table:style-name="表格6.A1" office:value-type="string">
            <text:p text:style-name="Table_20_Contents">国符「三種の神器　鏡」</text:p>
          </table:table-cell>
          <table:table-cell table:style-name="表格6.A1" office:value-type="string">
            <text:p text:style-name="Table_20_Contents">Hard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国体「三种神器_乡」" text:style-name="Internet_20_link" text:visited-style-name="Visited_20_Internet_20_Link">国体「三种神器　乡」</text:a></text:p>
          </table:table-cell>
          <table:table-cell table:style-name="表格6.A1" office:value-type="string">
            <text:p text:style-name="Table_20_Contents">国体「三種の神器　郷」</text:p>
          </table:table-cell>
          <table:table-cell table:style-name="表格6.A1" office:value-type="string">
            <text:p text:style-name="Table_20_Contents">Lunatic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终符「幻想天皇」" text:style-name="Internet_20_link" text:visited-style-name="Visited_20_Internet_20_Link">终符「幻想天皇」</text:a></text:p>
          </table:table-cell>
          <table:table-cell table:style-name="表格6.A1" office:value-type="string">
            <text:p text:style-name="Table_20_Contents">終符「幻想天皇」</text:p>
          </table:table-cell>
          <table:table-cell table:style-name="表格6.A1" office:value-type="string">
            <text:p text:style-name="Table_20_Contents">Easy / Normal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虚史「幻想乡传说」" text:style-name="Internet_20_link" text:visited-style-name="Visited_20_Internet_20_Link">虚史「幻想乡传说」</text:a></text:p>
          </table:table-cell>
          <table:table-cell table:style-name="表格6.A1" office:value-type="string">
            <text:p text:style-name="Table_20_Contents">虚史「幻想郷伝説」</text:p>
          </table:table-cell>
          <table:table-cell table:style-name="表格6.A1" office:value-type="string">
            <text:p text:style-name="Table_20_Contents">Hard / Lunatic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未来「高天原」" text:style-name="Internet_20_link" text:visited-style-name="Visited_20_Internet_20_Link">未来「高天原」</text:a></text:p>
          </table:table-cell>
          <table:table-cell table:style-name="表格6.A1" office:value-type="string">
            <text:p text:style-name="Table_20_Contents">未来「高天原」</text:p>
          </table:table-cell>
          <table:table-cell table:style-name="表格6.A1" office:value-type="string">
            <text:p text:style-name="Table_20_Contents">Normal / Hard / Lunatic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「日出国之天子」" text:style-name="Internet_20_link" text:visited-style-name="Visited_20_Internet_20_Link">「日出国之天子」</text:a></text:p>
          </table:table-cell>
          <table:table-cell table:style-name="表格6.A1" office:value-type="string">
            <text:p text:style-name="Table_20_Contents">「日出づる国の天子」</text:p>
          </table:table-cell>
          <table:table-cell table:style-name="表格6.A1" office:value-type="string">
            <text:p text:style-name="Table_20_Contents">Last Word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旧史「旧秘境史_-古代史-」" text:style-name="Internet_20_link" text:visited-style-name="Visited_20_Internet_20_Link">旧史「旧秘境史 -古代史-」</text:a></text:p>
          </table:table-cell>
          <table:table-cell table:style-name="表格6.A1" office:value-type="string">
            <text:p text:style-name="Table_20_Contents">旧史「旧秘境史　-オールドヒストリー-」</text:p>
          </table:table-cell>
          <table:table-cell table:style-name="表格6.A1" office:value-type="string">
            <text:p text:style-name="Table_20_Contents">Extra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转世「一条归桥」" text:style-name="Internet_20_link" text:visited-style-name="Visited_20_Internet_20_Link">转世「一条归桥」</text:a></text:p>
          </table:table-cell>
          <table:table-cell table:style-name="表格6.A1" office:value-type="string">
            <text:p text:style-name="Table_20_Contents">転世「一条戻り橋」</text:p>
          </table:table-cell>
          <table:table-cell table:style-name="表格6.A1" office:value-type="string">
            <text:p text:style-name="Table_20_Contents">Extra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新史「新幻想史_-现代史-」" text:style-name="Internet_20_link" text:visited-style-name="Visited_20_Internet_20_Link">新史「新幻想史 -现代史-」</text:a></text:p>
          </table:table-cell>
          <table:table-cell table:style-name="表格6.A1" office:value-type="string">
            <text:p text:style-name="Table_20_Contents">新史「新幻想史　-ネクストヒストリー-」</text:p>
          </table:table-cell>
          <table:table-cell table:style-name="表格6.A1" office:value-type="string">
            <text:p text:style-name="Table_20_Contents">Extra</text:p>
          </table:table-cell>
        </table:table-row>
        <table:table-row table:style-name="TableLine1773648461888">
          <table:table-cell table:style-name="表格6.A1" office:value-type="string">
            <text:p text:style-name="Table_20_Contents"><text:a xlink:type="simple" xlink:href="https://thwiki.cc/「无何有的浄化」" text:style-name="Internet_20_link" text:visited-style-name="Visited_20_Internet_20_Link">「无何有的浄化」</text:a></text:p>
          </table:table-cell>
          <table:table-cell table:style-name="表格6.A1" office:value-type="string">
            <text:p text:style-name="Table_20_Contents">「無何有浄化」</text:p>
          </table:table-cell>
          <table:table-cell table:style-name="表格6.A1" office:value-type="string">
            <text:p text:style-name="Table_20_Contents">Last Wor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表格7" table:style-name="表格7">
        <table:table-column table:style-name="表格7.A"/>
        <table:table-column table:style-name="表格7.B"/>
        <table:table-row table:style-name="TableLine1773648495072">
          <table:table-cell table:style-name="表格7.A1" table:number-columns-spanned="2" office:value-type="string">
            <text:p text:style-name="Table_20_Heading">基本信息</text:p>
          </table:table-cell>
          <table:covered-table-cell/>
        </table:table-row>
        <table:table-row table:style-name="TableLine1773648495072">
          <table:table-cell table:style-name="表格7.A2" office:value-type="string">
            <text:p text:style-name="P1">人物名</text:p>
          </table:table-cell>
          <table:table-cell table:style-name="表格7.B2" office:value-type="string">
            <text:p text:style-name="Table_20_Contents">博丽灵梦</text:p>
          </table:table-cell>
        </table:table-row>
        <table:table-row table:style-name="TableLine1773648495072">
          <table:table-cell table:style-name="表格7.A2" office:value-type="string">
            <text:p text:style-name="P1">日文名</text:p>
          </table:table-cell>
          <table:table-cell table:style-name="表格7.B2" office:value-type="string">
            <text:p text:style-name="Table_20_Contents">博麗　霊夢（はくれい　れいむ）</text:p>
          </table:table-cell>
        </table:table-row>
        <table:table-row table:style-name="TableLine1773648495072">
          <table:table-cell table:style-name="表格7.A2" office:value-type="string">
            <text:p text:style-name="P1">英文名</text:p>
          </table:table-cell>
          <table:table-cell table:style-name="表格7.B2" office:value-type="string">
            <text:p text:style-name="Table_20_Contents">Hakurei Reimu</text:p>
          </table:table-cell>
        </table:table-row>
        <table:table-row table:style-name="TableLine1773648495072">
          <table:table-cell table:style-name="表格7.A2" office:value-type="string">
            <text:p text:style-name="P1">种族</text:p>
          </table:table-cell>
          <table:table-cell table:style-name="表格7.B2" office:value-type="string">
            <text:p text:style-name="Table_20_Contents">人类</text:p>
          </table:table-cell>
        </table:table-row>
        <table:table-row table:style-name="TableLine1773648495072">
          <table:table-cell table:style-name="表格7.A2" office:value-type="string">
            <text:p text:style-name="P1">职业</text:p>
          </table:table-cell>
          <table:table-cell table:style-name="表格7.B2" office:value-type="string">
            <text:p text:style-name="Table_20_Contents">巫女</text:p>
          </table:table-cell>
        </table:table-row>
        <table:table-row table:style-name="TableLine1773648495072">
          <table:table-cell table:style-name="表格7.A7" office:value-type="string">
            <text:p text:style-name="P1">能力</text:p>
          </table:table-cell>
          <table:table-cell table:style-name="表格7.B7" office:value-type="string">
            <text:p text:style-name="P2">操纵灵气的能力<text:span text:style-name="T1">（红魔乡）</text:span></text:p>
            <text:p text:style-name="P2">在空中飞行程度的能力<text:span text:style-name="T1">（红魔乡、求闻史纪）</text:span></text:p>
            <text:p text:style-name="Table_20_Contents">主要拥有在空中飞翔程度的能力<text:span text:style-name="T1">（妖妖梦、永夜抄、花映塚、风神录、地灵殿、星莲船、神灵庙、辉针城、绀珠传、天空璋、鬼形兽、虹龙洞</text:span></text:p>
          </table:table-cell>
        </table:table-row>
      </table:table>
      <text:p text:style-name="Standard"/>
      <table:table table:name="表格8" table:style-name="表格8">
        <table:table-column table:style-name="表格8.A"/>
        <table:table-column table:style-name="表格8.B"/>
        <table:table-column table:style-name="表格8.C"/>
        <table:table-row table:style-name="TableLine1773648377024">
          <table:table-cell table:style-name="表格8.A1" office:value-type="string">
            <text:p text:style-name="P3">中文名</text:p>
          </table:table-cell>
          <table:table-cell table:style-name="表格8.A1" office:value-type="string">
            <text:p text:style-name="P3">日文名</text:p>
          </table:table-cell>
          <table:table-cell table:style-name="表格8.A1" office:value-type="string">
            <text:p text:style-name="P3">难度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梦符「二重结界」" text:style-name="Internet_20_link" text:visited-style-name="Visited_20_Internet_20_Link">梦符「二重结界」</text:a></text:p>
          </table:table-cell>
          <table:table-cell table:style-name="表格8.A1" office:value-type="string">
            <text:p text:style-name="Table_20_Contents">夢符「二重結界」</text:p>
          </table:table-cell>
          <table:table-cell table:style-name="表格8.A1" office:value-type="string">
            <text:p text:style-name="Table_20_Contents">Easy / Normal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梦境「二重大结界」" text:style-name="Internet_20_link" text:visited-style-name="Visited_20_Internet_20_Link">梦境「二重大结界」</text:a></text:p>
          </table:table-cell>
          <table:table-cell table:style-name="表格8.A1" office:value-type="string">
            <text:p text:style-name="Table_20_Contents">夢境「二重大結界」</text:p>
          </table:table-cell>
          <table:table-cell table:style-name="表格8.A1" office:value-type="string">
            <text:p text:style-name="Table_20_Contents">Hard / Lunatic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灵符「梦想封印_散」" text:style-name="Internet_20_link" text:visited-style-name="Visited_20_Internet_20_Link">灵符「梦想封印　散」</text:a></text:p>
          </table:table-cell>
          <table:table-cell table:style-name="表格8.A1" office:value-type="string">
            <text:p text:style-name="Table_20_Contents">霊符「夢想封印　散」</text:p>
          </table:table-cell>
          <table:table-cell table:style-name="表格8.A1" office:value-type="string">
            <text:p text:style-name="Table_20_Contents">Easy / Normal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散灵「梦想封印_寂」" text:style-name="Internet_20_link" text:visited-style-name="Visited_20_Internet_20_Link">散灵「梦想封印　寂」</text:a></text:p>
          </table:table-cell>
          <table:table-cell table:style-name="表格8.A1" office:value-type="string">
            <text:p text:style-name="Table_20_Contents">散霊「夢想封印　寂」</text:p>
          </table:table-cell>
          <table:table-cell table:style-name="表格8.A1" office:value-type="string">
            <text:p text:style-name="Table_20_Contents">Hard / Lunatic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梦符「封魔阵」" text:style-name="Internet_20_link" text:visited-style-name="Visited_20_Internet_20_Link">梦符「封魔阵」</text:a></text:p>
          </table:table-cell>
          <table:table-cell table:style-name="表格8.A1" office:value-type="string">
            <text:p text:style-name="Table_20_Contents">夢符「封魔陣」</text:p>
          </table:table-cell>
          <table:table-cell table:style-name="表格8.A1" office:value-type="string">
            <text:p text:style-name="Table_20_Contents">Easy / Normal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神技「八方鬼缚阵」" text:style-name="Internet_20_link" text:visited-style-name="Visited_20_Internet_20_Link">神技「八方鬼缚阵」</text:a></text:p>
          </table:table-cell>
          <table:table-cell table:style-name="表格8.A1" office:value-type="string">
            <text:p text:style-name="Table_20_Contents">神技「八方鬼縛陣」</text:p>
          </table:table-cell>
          <table:table-cell table:style-name="表格8.A1" office:value-type="string">
            <text:p text:style-name="Table_20_Contents">Hard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神技「八方龙杀阵」" text:style-name="Internet_20_link" text:visited-style-name="Visited_20_Internet_20_Link">神技「八方龙杀阵」</text:a></text:p>
          </table:table-cell>
          <table:table-cell table:style-name="表格8.A1" office:value-type="string">
            <text:p text:style-name="Table_20_Contents">神技「八方龍殺陣」</text:p>
          </table:table-cell>
          <table:table-cell table:style-name="表格8.A1" office:value-type="string">
            <text:p text:style-name="Table_20_Contents">Lunatic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灵符「梦想封印_集」" text:style-name="Internet_20_link" text:visited-style-name="Visited_20_Internet_20_Link">灵符「梦想封印　集」</text:a></text:p>
          </table:table-cell>
          <table:table-cell table:style-name="表格8.A1" office:value-type="string">
            <text:p text:style-name="Table_20_Contents">霊符「夢想封印　集」</text:p>
          </table:table-cell>
          <table:table-cell table:style-name="表格8.A1" office:value-type="string">
            <text:p text:style-name="Table_20_Contents">Easy / Normal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回灵「梦想封印_侘」" text:style-name="Internet_20_link" text:visited-style-name="Visited_20_Internet_20_Link">回灵「梦想封印　侘」</text:a></text:p>
          </table:table-cell>
          <table:table-cell table:style-name="表格8.A1" office:value-type="string">
            <text:p text:style-name="Table_20_Contents">回霊「夢想封印　侘」</text:p>
          </table:table-cell>
          <table:table-cell table:style-name="表格8.A1" office:value-type="string">
            <text:p text:style-name="Table_20_Contents">Hard / Lunatic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境界「二重弹幕结界」" text:style-name="Internet_20_link" text:visited-style-name="Visited_20_Internet_20_Link">境界「二重弹幕结界」</text:a></text:p>
          </table:table-cell>
          <table:table-cell table:style-name="表格8.A1" office:value-type="string">
            <text:p text:style-name="Table_20_Contents">境界「二重弾幕結界」</text:p>
          </table:table-cell>
          <table:table-cell table:style-name="表格8.A1" office:value-type="string">
            <text:p text:style-name="Table_20_Contents">Easy / Normal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大结界「博丽弹幕结界」" text:style-name="Internet_20_link" text:visited-style-name="Visited_20_Internet_20_Link">大结界「博丽弹幕结界」</text:a></text:p>
          </table:table-cell>
          <table:table-cell table:style-name="表格8.A1" office:value-type="string">
            <text:p text:style-name="Table_20_Contents">大結界「博麗弾幕結界」</text:p>
          </table:table-cell>
          <table:table-cell table:style-name="表格8.A1" office:value-type="string">
            <text:p text:style-name="Table_20_Contents">Hard / Lunatic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神灵「梦想封印_瞬」" text:style-name="Internet_20_link" text:visited-style-name="Visited_20_Internet_20_Link">神灵「梦想封印　瞬」</text:a></text:p>
          </table:table-cell>
          <table:table-cell table:style-name="表格8.A1" office:value-type="string">
            <text:p text:style-name="Table_20_Contents">神霊「夢想封印　瞬」</text:p>
          </table:table-cell>
          <table:table-cell table:style-name="表格8.A1" office:value-type="string">
            <text:p text:style-name="Table_20_Contents">Normal / Hard / Lunatic</text:p>
          </table:table-cell>
        </table:table-row>
        <table:table-row table:style-name="TableLine1773648377024">
          <table:table-cell table:style-name="表格8.A1" office:value-type="string">
            <text:p text:style-name="Table_20_Contents"><text:a xlink:type="simple" xlink:href="https://thwiki.cc/「梦想天生」" text:style-name="Internet_20_link" text:visited-style-name="Visited_20_Internet_20_Link">「梦想天生」</text:a></text:p>
          </table:table-cell>
          <table:table-cell table:style-name="表格8.A1" office:value-type="string">
            <text:p text:style-name="Table_20_Contents">「夢想天生」</text:p>
          </table:table-cell>
          <table:table-cell table:style-name="表格8.A1" office:value-type="string">
            <text:p text:style-name="Table_20_Contents">Last Wor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表格9" table:style-name="表格9">
        <table:table-column table:style-name="表格9.A"/>
        <table:table-column table:style-name="表格9.B"/>
        <table:table-row table:style-name="TableLine1773749047552">
          <table:table-cell table:style-name="表格9.A1" table:number-columns-spanned="2" office:value-type="string">
            <text:p text:style-name="Table_20_Heading">基本信息</text:p>
          </table:table-cell>
          <table:covered-table-cell/>
        </table:table-row>
        <table:table-row table:style-name="TableLine1773749047552">
          <table:table-cell table:style-name="表格9.A2" office:value-type="string">
            <text:p text:style-name="P1">人物名</text:p>
          </table:table-cell>
          <table:table-cell table:style-name="表格9.B2" office:value-type="string">
            <text:p text:style-name="Table_20_Contents">雾雨魔理沙</text:p>
          </table:table-cell>
        </table:table-row>
        <table:table-row table:style-name="TableLine1773749047552">
          <table:table-cell table:style-name="表格9.A2" office:value-type="string">
            <text:p text:style-name="P1">日文名</text:p>
          </table:table-cell>
          <table:table-cell table:style-name="表格9.B2" office:value-type="string">
            <text:p text:style-name="Table_20_Contents">霧雨　魔理沙（きりさめ　まりさ）</text:p>
          </table:table-cell>
        </table:table-row>
        <table:table-row table:style-name="TableLine1773749047552">
          <table:table-cell table:style-name="表格9.A2" office:value-type="string">
            <text:p text:style-name="P1">英文名</text:p>
          </table:table-cell>
          <table:table-cell table:style-name="表格9.B2" office:value-type="string">
            <text:p text:style-name="Table_20_Contents">Kirisame Marisa</text:p>
          </table:table-cell>
        </table:table-row>
        <table:table-row table:style-name="TableLine1773749047552">
          <table:table-cell table:style-name="表格9.A2" office:value-type="string">
            <text:p text:style-name="P1">种族</text:p>
          </table:table-cell>
          <table:table-cell table:style-name="表格9.B2" office:value-type="string">
            <text:p text:style-name="Table_20_Contents">人类</text:p>
          </table:table-cell>
        </table:table-row>
        <table:table-row table:style-name="TableLine1773749047552">
          <table:table-cell table:style-name="表格9.A2" office:value-type="string">
            <text:p text:style-name="P1">职业</text:p>
          </table:table-cell>
          <table:table-cell table:style-name="表格9.B2" office:value-type="string">
            <text:p text:style-name="Table_20_Contents">魔法使<text:bookmark text:name="cite_ref-1"/><text:a xlink:type="simple" xlink:href="https://thwiki.cc/雾雨魔理沙#cite_note-1" text:style-name="Internet_20_link" text:visited-style-name="Visited_20_Internet_20_Link">1</text:a></text:p>
          </table:table-cell>
        </table:table-row>
        <table:table-row table:style-name="TableLine1773749047552">
          <table:table-cell table:style-name="表格9.A7" office:value-type="string">
            <text:p text:style-name="P1">能力</text:p>
          </table:table-cell>
          <table:table-cell table:style-name="表格9.B7" office:value-type="string">
            <text:p text:style-name="P2">操纵魔法程度的能力<text:span text:style-name="T1">（红魔乡）</text:span></text:p>
            <text:p text:style-name="P2">主要拥有使用魔法程度的能力<text:span text:style-name="T1">（妖妖梦）</text:span></text:p>
            <text:p text:style-name="Table_20_Contents">使用魔法程度的能力<text:span text:style-name="T1">（萃梦想、永夜抄、求闻史纪、花映塚、地灵殿、星莲船、神灵庙、辉针城、绀珠传、天空璋、鬼形兽、虹龙洞）</text:span></text:p>
          </table:table-cell>
        </table:table-row>
      </table:table>
      <text:p text:style-name="Standard"/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TableLine1773749038848">
          <table:table-cell table:style-name="表格10.A1" office:value-type="string">
            <text:p text:style-name="P3">中文名</text:p>
          </table:table-cell>
          <table:table-cell table:style-name="表格10.A1" office:value-type="string">
            <text:p text:style-name="P3">日文名</text:p>
          </table:table-cell>
          <table:table-cell table:style-name="表格10.A1" office:value-type="string">
            <text:p text:style-name="P3">难度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魔符「Milky_Way」" text:style-name="Internet_20_link" text:visited-style-name="Visited_20_Internet_20_Link">魔符「Milky Way」</text:a>（银河）</text:p>
          </table:table-cell>
          <table:table-cell table:style-name="表格10.A1" office:value-type="string">
            <text:p text:style-name="Table_20_Contents">魔符「ミルキーウェイ」</text:p>
          </table:table-cell>
          <table:table-cell table:style-name="表格10.A1" office:value-type="string">
            <text:p text:style-name="Table_20_Contents">Easy / Normal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魔空「Asteroid_Belt」" text:style-name="Internet_20_link" text:visited-style-name="Visited_20_Internet_20_Link">魔空「Asteroid Belt」</text:a>（小行星带）</text:p>
          </table:table-cell>
          <table:table-cell table:style-name="表格10.A1" office:value-type="string">
            <text:p text:style-name="Table_20_Contents">魔空「アステロイドベルト」</text:p>
          </table:table-cell>
          <table:table-cell table:style-name="表格10.A1" office:value-type="string">
            <text:p text:style-name="Table_20_Contents">Hard / Lunatic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魔符「Stardust_Reverie」" text:style-name="Internet_20_link" text:visited-style-name="Visited_20_Internet_20_Link">魔符「Stardust Reverie」</text:a>（星尘幻想）</text:p>
          </table:table-cell>
          <table:table-cell table:style-name="表格10.A1" office:value-type="string">
            <text:p text:style-name="Table_20_Contents">魔符「スターダストレヴァリエ」</text:p>
          </table:table-cell>
          <table:table-cell table:style-name="表格10.A1" office:value-type="string">
            <text:p text:style-name="Table_20_Contents">Easy / Normal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黑魔「Event_Horizon」" text:style-name="Internet_20_link" text:visited-style-name="Visited_20_Internet_20_Link">黑魔「Event Horizon」</text:a>（黑洞边缘）</text:p>
          </table:table-cell>
          <table:table-cell table:style-name="表格10.A1" office:value-type="string">
            <text:p text:style-name="Table_20_Contents">黒魔「イベントホライズン」</text:p>
          </table:table-cell>
          <table:table-cell table:style-name="表格10.A1" office:value-type="string">
            <text:p text:style-name="Table_20_Contents">Hard / Lunatic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恋符「Non-Directional_Laser」" text:style-name="Internet_20_link" text:visited-style-name="Visited_20_Internet_20_Link">恋符「Non-Directional Laser」</text:a>（非定向光线）</text:p>
          </table:table-cell>
          <table:table-cell table:style-name="表格10.A1" office:value-type="string">
            <text:p text:style-name="Table_20_Contents">恋符「ノンディレクショナルレーザー」</text:p>
          </table:table-cell>
          <table:table-cell table:style-name="表格10.A1" office:value-type="string">
            <text:p text:style-name="Table_20_Contents">Easy / Normal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恋风「Starlight_Typhoon」" text:style-name="Internet_20_link" text:visited-style-name="Visited_20_Internet_20_Link">恋风「Starlight Typhoon」</text:a>（星光台风）</text:p>
          </table:table-cell>
          <table:table-cell table:style-name="表格10.A1" office:value-type="string">
            <text:p text:style-name="Table_20_Contents">恋風「スターライトタイフーン」</text:p>
          </table:table-cell>
          <table:table-cell table:style-name="表格10.A1" office:value-type="string">
            <text:p text:style-name="Table_20_Contents">Hard / Lunatic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恋符「Master_Spark」" text:style-name="Internet_20_link" text:visited-style-name="Visited_20_Internet_20_Link">恋符「Master Spark」</text:a>（极限火花）</text:p>
          </table:table-cell>
          <table:table-cell table:style-name="表格10.A1" office:value-type="string">
            <text:p text:style-name="Table_20_Contents">恋符「マスタースパーク」</text:p>
          </table:table-cell>
          <table:table-cell table:style-name="表格10.A1" office:value-type="string">
            <text:p text:style-name="Table_20_Contents">Easy / Normal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恋心「Double_Spark」" text:style-name="Internet_20_link" text:visited-style-name="Visited_20_Internet_20_Link">恋心「Double Spark」</text:a>（二重火花）</text:p>
          </table:table-cell>
          <table:table-cell table:style-name="表格10.A1" office:value-type="string">
            <text:p text:style-name="Table_20_Contents">恋心「ダブルスパーク」</text:p>
          </table:table-cell>
          <table:table-cell table:style-name="表格10.A1" office:value-type="string">
            <text:p text:style-name="Table_20_Contents">Hard / Lunatic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光符「Earth_Light_Ray」" text:style-name="Internet_20_link" text:visited-style-name="Visited_20_Internet_20_Link">光符「Earth Light Ray」</text:a>（地球光）</text:p>
          </table:table-cell>
          <table:table-cell table:style-name="表格10.A1" office:value-type="string">
            <text:p text:style-name="Table_20_Contents">光符「アースライトレイ」</text:p>
          </table:table-cell>
          <table:table-cell table:style-name="表格10.A1" office:value-type="string">
            <text:p text:style-name="Table_20_Contents">Easy / Normal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光击「Shoot_the_Moon」" text:style-name="Internet_20_link" text:visited-style-name="Visited_20_Internet_20_Link">光击「Shoot the Moon」</text:a>（射月）</text:p>
          </table:table-cell>
          <table:table-cell table:style-name="表格10.A1" office:value-type="string">
            <text:p text:style-name="Table_20_Contents">光撃「シュート・ザ・ムーン」</text:p>
          </table:table-cell>
          <table:table-cell table:style-name="表格10.A1" office:value-type="string">
            <text:p text:style-name="Table_20_Contents">Hard / Lunatic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魔炮「Final_Spark」" text:style-name="Internet_20_link" text:visited-style-name="Visited_20_Internet_20_Link">魔炮「Final Spark」</text:a>（究极火花）</text:p>
          </table:table-cell>
          <table:table-cell table:style-name="表格10.A1" office:value-type="string">
            <text:p text:style-name="Table_20_Contents">魔砲「ファイナルスパーク」</text:p>
          </table:table-cell>
          <table:table-cell table:style-name="表格10.A1" office:value-type="string">
            <text:p text:style-name="Table_20_Contents">Normal / Hard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魔炮「Final_Master_Spark」" text:style-name="Internet_20_link" text:visited-style-name="Visited_20_Internet_20_Link">魔炮「Final Master Spark」</text:a>（超究极火花）</text:p>
          </table:table-cell>
          <table:table-cell table:style-name="表格10.A1" office:value-type="string">
            <text:p text:style-name="Table_20_Contents">魔砲「ファイナルマスタースパーク」</text:p>
          </table:table-cell>
          <table:table-cell table:style-name="表格10.A1" office:value-type="string">
            <text:p text:style-name="Table_20_Contents">Lunatic</text:p>
          </table:table-cell>
        </table:table-row>
        <table:table-row table:style-name="TableLine1773749038848">
          <table:table-cell table:style-name="表格10.A1" office:value-type="string">
            <text:p text:style-name="Table_20_Contents"><text:a xlink:type="simple" xlink:href="https://thwiki.cc/「Blazing_Star」" text:style-name="Internet_20_link" text:visited-style-name="Visited_20_Internet_20_Link">「Blazing Star」</text:a>（彗星）</text:p>
          </table:table-cell>
          <table:table-cell table:style-name="表格10.A1" office:value-type="string">
            <text:p text:style-name="Table_20_Contents">「ブレイジングスター」</text:p>
          </table:table-cell>
          <table:table-cell table:style-name="表格10.A1" office:value-type="string">
            <text:p text:style-name="Table_20_Contents">Last Wor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表格11" table:style-name="表格11">
        <table:table-column table:style-name="表格11.A"/>
        <table:table-column table:style-name="表格11.B"/>
        <table:table-row table:style-name="TableLine1771896559056">
          <table:table-cell table:style-name="表格11.A1" table:number-columns-spanned="2" office:value-type="string">
            <text:p text:style-name="Table_20_Heading">基本信息</text:p>
          </table:table-cell>
          <table:covered-table-cell/>
        </table:table-row>
        <table:table-row table:style-name="TableLine1771896559056">
          <table:table-cell table:style-name="表格11.A2" office:value-type="string">
            <text:p text:style-name="P1">人物名</text:p>
          </table:table-cell>
          <table:table-cell table:style-name="表格11.B2" office:value-type="string">
            <text:p text:style-name="Table_20_Contents">因幡天为</text:p>
          </table:table-cell>
        </table:table-row>
        <table:table-row table:style-name="TableLine1771896559056">
          <table:table-cell table:style-name="表格11.A2" office:value-type="string">
            <text:p text:style-name="P1">日文名</text:p>
          </table:table-cell>
          <table:table-cell table:style-name="表格11.B2" office:value-type="string">
            <text:p text:style-name="Table_20_Contents">因幡　てゐ（いなば　てゐ）</text:p>
          </table:table-cell>
        </table:table-row>
        <table:table-row table:style-name="TableLine1771896559056">
          <table:table-cell table:style-name="表格11.A2" office:value-type="string">
            <text:p text:style-name="P1">其他译名</text:p>
          </table:table-cell>
          <table:table-cell table:style-name="表格11.B2" office:value-type="string">
            <text:p text:style-name="Table_20_Contents">因幡帝</text:p>
          </table:table-cell>
        </table:table-row>
        <table:table-row table:style-name="TableLine1771896559056">
          <table:table-cell table:style-name="表格11.A2" office:value-type="string">
            <text:p text:style-name="P1">英文名</text:p>
          </table:table-cell>
          <table:table-cell table:style-name="表格11.B2" office:value-type="string">
            <text:p text:style-name="Table_20_Contents">Tewi Inaba</text:p>
          </table:table-cell>
        </table:table-row>
        <table:table-row table:style-name="TableLine1771896559056">
          <table:table-cell table:style-name="表格11.A2" office:value-type="string">
            <text:p text:style-name="P1">种族</text:p>
          </table:table-cell>
          <table:table-cell table:style-name="表格11.B2" office:value-type="string">
            <text:p text:style-name="P2">妖怪兔<text:span text:style-name="T1">（永夜抄、花映塚、儚月抄）</text:span></text:p>
            <text:p text:style-name="P2">妖兽<text:span text:style-name="T1">（求闻史纪）</text:span></text:p>
            <text:p text:style-name="Table_20_Contents">兽人<text:span text:style-name="T1">（人妖名鉴）</text:span></text:p>
          </table:table-cell>
        </table:table-row>
        <table:table-row table:style-name="TableLine1771896559056">
          <table:table-cell table:style-name="表格11.A7" office:value-type="string">
            <text:p text:style-name="P1">能力</text:p>
          </table:table-cell>
          <table:table-cell table:style-name="表格11.B7" office:value-type="string">
            <text:p text:style-name="Table_20_Contents">赋予人类幸运程度的能力<text:span text:style-name="T1">（永夜抄、花映塚、求闻史纪、儚月抄）</text:span></text:p>
          </table:table-cell>
        </table:table-row>
      </table:table>
      <text:p text:style-name="Standard"/>
      <table:table table:name="表格12" table:style-name="表格12">
        <table:table-column table:style-name="表格12.A"/>
        <table:table-column table:style-name="表格12.B"/>
        <table:table-column table:style-name="表格12.C"/>
        <table:table-row table:style-name="TableLine1771896552528">
          <table:table-cell table:style-name="表格12.A1" office:value-type="string">
            <text:p text:style-name="P3">中文名</text:p>
          </table:table-cell>
          <table:table-cell table:style-name="表格12.A1" office:value-type="string">
            <text:p text:style-name="P3">日文名</text:p>
          </table:table-cell>
          <table:table-cell table:style-name="表格12.A1" office:value-type="string">
            <text:p text:style-name="P3">难度</text:p>
          </table:table-cell>
        </table:table-row>
        <table:table-row table:style-name="TableLine1771896552528">
          <table:table-cell table:style-name="表格12.A1" office:value-type="string">
            <text:p text:style-name="Table_20_Contents"><text:a xlink:type="simple" xlink:href="https://thwiki.cc/「Ancient_Duper」" text:style-name="Internet_20_link" text:visited-style-name="Visited_20_Internet_20_Link">「Ancient Duper」</text:a>（远古的欺骗者）</text:p>
          </table:table-cell>
          <table:table-cell table:style-name="表格12.A1" office:value-type="string">
            <text:p text:style-name="Table_20_Contents">「エンシェントデューパー」</text:p>
          </table:table-cell>
          <table:table-cell table:style-name="表格12.A1" office:value-type="string">
            <text:p text:style-name="Table_20_Contents">Last Wor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表格13" table:style-name="表格13">
        <table:table-column table:style-name="表格13.A"/>
        <table:table-column table:style-name="表格13.B"/>
        <table:table-row table:style-name="TableLine1771896601216">
          <table:table-cell table:style-name="表格13.A1" table:number-columns-spanned="2" office:value-type="string">
            <text:p text:style-name="Table_20_Heading">基本信息</text:p>
          </table:table-cell>
          <table:covered-table-cell/>
        </table:table-row>
        <table:table-row table:style-name="TableLine1771896601216">
          <table:table-cell table:style-name="表格13.A2" office:value-type="string">
            <text:p text:style-name="P1">人物名</text:p>
          </table:table-cell>
          <table:table-cell table:style-name="表格13.B2" office:value-type="string">
            <text:p text:style-name="Table_20_Contents">铃仙·优昙华院·因幡</text:p>
          </table:table-cell>
        </table:table-row>
        <table:table-row table:style-name="TableLine1771896601216">
          <table:table-cell table:style-name="表格13.A2" office:value-type="string">
            <text:p text:style-name="P1">日文名</text:p>
          </table:table-cell>
          <table:table-cell table:style-name="表格13.B2" office:value-type="string">
            <text:p text:style-name="Table_20_Contents">鈴仙・優曇華院・イナバ（れいせん・うどんげいん・イナバ／鈴仙・Ｕ・イナバ）</text:p>
          </table:table-cell>
        </table:table-row>
        <table:table-row table:style-name="TableLine1771896601216">
          <table:table-cell table:style-name="表格13.A2" office:value-type="string">
            <text:p text:style-name="P1">其他译名</text:p>
          </table:table-cell>
          <table:table-cell table:style-name="表格13.B2" office:value-type="string">
            <text:p text:style-name="Table_20_Contents">铃仙·优昙华院·稻叶</text:p>
          </table:table-cell>
        </table:table-row>
        <table:table-row table:style-name="TableLine1771896601216">
          <table:table-cell table:style-name="表格13.A2" office:value-type="string">
            <text:p text:style-name="P1">英文名</text:p>
          </table:table-cell>
          <table:table-cell table:style-name="表格13.B2" office:value-type="string">
            <text:p text:style-name="Table_20_Contents">Reisen Udongein Inaba</text:p>
          </table:table-cell>
        </table:table-row>
        <table:table-row table:style-name="TableLine1771896601216">
          <table:table-cell table:style-name="表格13.A2" office:value-type="string">
            <text:p text:style-name="P1">种族</text:p>
          </table:table-cell>
          <table:table-cell table:style-name="表格13.B2" office:value-type="string">
            <text:p text:style-name="Table_20_Contents">月兔<text:span text:style-name="T1">（永夜抄、花映冢、绯想天、绀珠传、儚月抄）</text:span><text:line-break/>妖兽<text:span text:style-name="T1">（求闻史纪）</text:span></text:p>
          </table:table-cell>
        </table:table-row>
        <table:table-row table:style-name="TableLine1771896601216">
          <table:table-cell table:style-name="表格13.A7" office:value-type="string">
            <text:p text:style-name="P1">能力</text:p>
          </table:table-cell>
          <table:table-cell table:style-name="表格13.B7" office:value-type="string">
            <text:p text:style-name="Table_20_Contents">操纵狂气程度的能力<text:span text:style-name="T1">（永夜抄、花映冢、绯想天、求闻史纪、儚月抄）</text:span><text:line-break/>操作波长程度的能力<text:span text:style-name="T1">（绀珠传）</text:span></text:p>
          </table:table-cell>
        </table:table-row>
      </table:table>
      <text:p text:style-name="Standard"/>
      <table:table table:name="表格14" table:style-name="表格14">
        <table:table-column table:style-name="表格14.A"/>
        <table:table-column table:style-name="表格14.B"/>
        <table:table-column table:style-name="表格14.C"/>
        <table:table-row table:style-name="TableLine1771896611008">
          <table:table-cell table:style-name="表格14.A1" office:value-type="string">
            <text:p text:style-name="P3">中文名</text:p>
          </table:table-cell>
          <table:table-cell table:style-name="表格14.A1" office:value-type="string">
            <text:p text:style-name="P3">日文名</text:p>
          </table:table-cell>
          <table:table-cell table:style-name="表格14.A1" office:value-type="string">
            <text:p text:style-name="P3">难度</text:p>
          </table:table-cell>
        </table:table-row>
        <table:table-row table:style-name="TableLine1771896611008">
          <table:table-cell table:style-name="表格14.A1" office:value-type="string">
            <text:p text:style-name="Table_20_Contents"><text:a xlink:type="simple" xlink:href="https://thwiki.cc/波符「赤眼催眠(Mind_Shaker)」" text:style-name="Internet_20_link" text:visited-style-name="Visited_20_Internet_20_Link">波符「赤眼催眠(Mind Shaker)」</text:a>（心灵颤动）</text:p>
          </table:table-cell>
          <table:table-cell table:style-name="表格14.A1" office:value-type="string">
            <text:p text:style-name="Table_20_Contents">波符「赤眼催眠（マインドシェイカー）」</text:p>
          </table:table-cell>
          <table:table-cell table:style-name="表格14.A1" office:value-type="string">
            <text:p text:style-name="Table_20_Contents">Easy / Normal</text:p>
          </table:table-cell>
        </table:table-row>
        <table:table-row table:style-name="TableLine1771896611008">
          <table:table-cell table:style-name="表格14.A1" office:value-type="string">
            <text:p text:style-name="Table_20_Contents"><text:a xlink:type="simple" xlink:href="https://thwiki.cc/幻波「赤眼催眠(Mind_Blowing)」" text:style-name="Internet_20_link" text:visited-style-name="Visited_20_Internet_20_Link">幻波「赤眼催眠(Mind Blowing)」</text:a>（心灵风暴）</text:p>
          </table:table-cell>
          <table:table-cell table:style-name="表格14.A1" office:value-type="string">
            <text:p text:style-name="Table_20_Contents">幻波「赤眼催眠（マインドブローイング）」</text:p>
          </table:table-cell>
          <table:table-cell table:style-name="表格14.A1" office:value-type="string">
            <text:p text:style-name="Table_20_Contents">Hard / Lunatic</text:p>
          </table:table-cell>
        </table:table-row>
        <table:table-row table:style-name="TableLine1771896611008">
          <table:table-cell table:style-name="表格14.A1" office:value-type="string">
            <text:p text:style-name="Table_20_Contents"><text:a xlink:type="simple" xlink:href="https://thwiki.cc/狂符「幻视调律(Visionary_Tuning)」" text:style-name="Internet_20_link" text:visited-style-name="Visited_20_Internet_20_Link">狂符「幻视调律(Visionary Tuning)」</text:a>（幻视调律）</text:p>
          </table:table-cell>
          <table:table-cell table:style-name="表格14.A1" office:value-type="string">
            <text:p text:style-name="Table_20_Contents">狂符「幻視調律（ビジョナリチューニング）」</text:p>
          </table:table-cell>
          <table:table-cell table:style-name="表格14.A1" office:value-type="string">
            <text:p text:style-name="Table_20_Contents">Easy / Normal</text:p>
          </table:table-cell>
        </table:table-row>
        <table:table-row table:style-name="TableLine1771896611008">
          <table:table-cell table:style-name="表格14.A1" office:value-type="string">
            <text:p text:style-name="Table_20_Contents"><text:a xlink:type="simple" xlink:href="https://thwiki.cc/狂视「狂视调律(Illusion_Seeker)」" text:style-name="Internet_20_link" text:visited-style-name="Visited_20_Internet_20_Link">狂视「狂视调律(Illusion Seeker)」</text:a>（幻觉追迹者）</text:p>
          </table:table-cell>
          <table:table-cell table:style-name="表格14.A1" office:value-type="string">
            <text:p text:style-name="Table_20_Contents">狂視「狂視調律（イリュージョンシーカー）」　</text:p>
          </table:table-cell>
          <table:table-cell table:style-name="表格14.A1" office:value-type="string">
            <text:p text:style-name="Table_20_Contents">Hard / Lunatic</text:p>
          </table:table-cell>
        </table:table-row>
        <table:table-row table:style-name="TableLine1771896611008">
          <table:table-cell table:style-name="表格14.A1" office:value-type="string">
            <text:p text:style-name="Table_20_Contents"><text:a xlink:type="simple" xlink:href="https://thwiki.cc/懒符「生神停止(Idling_Wave)」" text:style-name="Internet_20_link" text:visited-style-name="Visited_20_Internet_20_Link">懒符「生神停止(Idling Wave)」</text:a>（惰性之波）</text:p>
          </table:table-cell>
          <table:table-cell table:style-name="表格14.A1" office:value-type="string">
            <text:p text:style-name="Table_20_Contents">懶符「生神停止（アイドリングウェーブ）」　</text:p>
          </table:table-cell>
          <table:table-cell table:style-name="表格14.A1" office:value-type="string">
            <text:p text:style-name="Table_20_Contents">Easy / Normal</text:p>
          </table:table-cell>
        </table:table-row>
        <table:table-row table:style-name="TableLine1771896611008">
          <table:table-cell table:style-name="表格14.A1" office:value-type="string">
            <text:p text:style-name="Table_20_Contents"><text:a xlink:type="simple" xlink:href="https://thwiki.cc/懒惰「生神停止(Mind_Stopper)」" text:style-name="Internet_20_link" text:visited-style-name="Visited_20_Internet_20_Link">懒惰「生神停止(Mind Stopper)」</text:a>（心灵制止）</text:p>
          </table:table-cell>
          <table:table-cell table:style-name="表格14.A1" office:value-type="string">
            <text:p text:style-name="Table_20_Contents">懶惰「生神停止（マインドストッパー）」</text:p>
          </table:table-cell>
          <table:table-cell table:style-name="表格14.A1" office:value-type="string">
            <text:p text:style-name="Table_20_Contents">Hard / Lunatic</text:p>
          </table:table-cell>
        </table:table-row>
        <table:table-row table:style-name="TableLine1771896611008">
          <table:table-cell table:style-name="表格14.A1" office:value-type="string">
            <text:p text:style-name="Table_20_Contents"><text:a xlink:type="simple" xlink:href="https://thwiki.cc/散符「真实之月(Invisible_Full_Moon)」" text:style-name="Internet_20_link" text:visited-style-name="Visited_20_Internet_20_Link">散符「真实之月(Invisible Full Moon)」</text:a>（隐形满月）</text:p>
          </table:table-cell>
          <table:table-cell table:style-name="表格14.A1" office:value-type="string">
            <text:p text:style-name="Table_20_Contents">散符「真実の月（インビジブルフルムーン）」　</text:p>
          </table:table-cell>
          <table:table-cell table:style-name="表格14.A1" office:value-type="string">
            <text:p text:style-name="Table_20_Contents">Easy / Normal / Hard / Lunatic</text:p>
          </table:table-cell>
        </table:table-row>
        <table:table-row table:style-name="TableLine1771896611008">
          <table:table-cell table:style-name="表格14.A1" office:value-type="string">
            <text:p text:style-name="Table_20_Contents"><text:a xlink:type="simple" xlink:href="https://thwiki.cc/月眼「月兔远程催眠术(Tele-Mesmerism)」" text:style-name="Internet_20_link" text:visited-style-name="Visited_20_Internet_20_Link">月眼「月兔远程催眠术(Tele-Mesmerism)」</text:a>（远程催眠）</text:p>
          </table:table-cell>
          <table:table-cell table:style-name="表格14.A1" office:value-type="string">
            <text:p text:style-name="Table_20_Contents">月眼「月兎遠隔催眠術（テレメスメリズム）」　</text:p>
          </table:table-cell>
          <table:table-cell table:style-name="表格14.A1" office:value-type="string">
            <text:p text:style-name="Table_20_Contents">Normal / Hard / Lunatic</text:p>
          </table:table-cell>
        </table:table-row>
        <table:table-row table:style-name="TableLine1771896611008">
          <table:table-cell table:style-name="表格14.A1" office:value-type="string">
            <text:p text:style-name="Table_20_Contents"><text:a xlink:type="simple" xlink:href="https://thwiki.cc/「幻胧月睨(Lunatic_Red_Eyes)」" text:style-name="Internet_20_link" text:visited-style-name="Visited_20_Internet_20_Link">「幻胧月睨(Lunatic Red Eyes)」</text:a>（疯狂红眼）</text:p>
          </table:table-cell>
          <table:table-cell table:style-name="表格14.A1" office:value-type="string">
            <text:p text:style-name="Table_20_Contents">「幻朧月睨（ルナティックレッドアイズ）」　</text:p>
          </table:table-cell>
          <table:table-cell table:style-name="表格14.A1" office:value-type="string">
            <text:p text:style-name="Table_20_Contents">Last Wor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表格15" table:style-name="表格15">
        <table:table-column table:style-name="表格15.A"/>
        <table:table-column table:style-name="表格15.B"/>
        <table:table-row table:style-name="TableLine1771896619168">
          <table:table-cell table:style-name="表格15.A1" table:number-columns-spanned="2" office:value-type="string">
            <text:p text:style-name="Table_20_Heading">基本信息</text:p>
          </table:table-cell>
          <table:covered-table-cell/>
        </table:table-row>
        <table:table-row table:style-name="TableLine1771896619168">
          <table:table-cell table:style-name="表格15.A2" office:value-type="string">
            <text:p text:style-name="P1">人物名</text:p>
          </table:table-cell>
          <table:table-cell table:style-name="表格15.B2" office:value-type="string">
            <text:p text:style-name="Table_20_Contents">八意永琳</text:p>
          </table:table-cell>
        </table:table-row>
        <table:table-row table:style-name="TableLine1771896619168">
          <table:table-cell table:style-name="表格15.A2" office:value-type="string">
            <text:p text:style-name="P1">日文名</text:p>
          </table:table-cell>
          <table:table-cell table:style-name="表格15.B2" office:value-type="string">
            <text:p text:style-name="Table_20_Contents">八意　永琳（やごころ　えいりん）</text:p>
          </table:table-cell>
        </table:table-row>
        <table:table-row table:style-name="TableLine1771896619168">
          <table:table-cell table:style-name="表格15.A2" office:value-type="string">
            <text:p text:style-name="P1">英文名</text:p>
          </table:table-cell>
          <table:table-cell table:style-name="表格15.B2" office:value-type="string">
            <text:p text:style-name="Table_20_Contents">Eirin Yagokoro</text:p>
          </table:table-cell>
        </table:table-row>
        <table:table-row table:style-name="TableLine1771896619168">
          <table:table-cell table:style-name="表格15.A2" office:value-type="string">
            <text:p text:style-name="P1">种族</text:p>
          </table:table-cell>
          <table:table-cell table:style-name="表格15.B2" office:value-type="string">
            <text:p text:style-name="Table_20_Contents">月人</text:p>
          </table:table-cell>
        </table:table-row>
        <table:table-row table:style-name="TableLine1771896619168">
          <table:table-cell table:style-name="表格15.A6" office:value-type="string">
            <text:p text:style-name="P1">能力</text:p>
          </table:table-cell>
          <table:table-cell table:style-name="表格15.B6" office:value-type="string">
            <text:p text:style-name="Table_20_Contents">制造各种药物程度的能力。<text:span text:style-name="T1">（永夜抄、求闻史纪）</text:span><text:line-break/>天才。<text:span text:style-name="T1">（永夜抄）</text:span><text:line-break/>制作所有药物的程度的能力<text:span text:style-name="T1">（儚月抄）</text:span></text:p>
          </table:table-cell>
        </table:table-row>
      </table:table>
      <text:p text:style-name="Standard"/>
      <table:table table:name="表格16" table:style-name="表格16">
        <table:table-column table:style-name="表格16.A"/>
        <table:table-column table:style-name="表格16.B"/>
        <table:table-column table:style-name="表格16.C"/>
        <table:table-row table:style-name="TableLine1771896569120">
          <table:table-cell table:style-name="表格16.A1" office:value-type="string">
            <text:p text:style-name="P3">中文名</text:p>
          </table:table-cell>
          <table:table-cell table:style-name="表格16.A1" office:value-type="string">
            <text:p text:style-name="P3">日文名</text:p>
          </table:table-cell>
          <table:table-cell table:style-name="表格16.A1" office:value-type="string">
            <text:p text:style-name="P3">难度</text:p>
          </table:table-cell>
        </table:table-row>
        <table:table-row table:style-name="TableLine1771896569120">
          <table:table-cell table:style-name="表格16.A1" office:value-type="string">
            <text:p text:style-name="Table_20_Contents"><text:a xlink:type="simple" xlink:href="https://thwiki.cc/天丸「壶中的天地」" text:style-name="Internet_20_link" text:visited-style-name="Visited_20_Internet_20_Link">天丸「壶中的天地」</text:a></text:p>
          </table:table-cell>
          <table:table-cell table:style-name="表格16.A1" office:value-type="string">
            <text:p text:style-name="Table_20_Contents">天丸「壺中の天地」</text:p>
          </table:table-cell>
          <table:table-cell table:style-name="表格16.A1" office:value-type="string">
            <text:p text:style-name="Table_20_Contents">Easy / Normal / Hard / Lunatic</text:p>
          </table:table-cell>
        </table:table-row>
        <table:table-row table:style-name="TableLine1771896569120">
          <table:table-cell table:style-name="表格16.A1" office:value-type="string">
            <text:p text:style-name="Table_20_Contents"><text:a xlink:type="simple" xlink:href="https://thwiki.cc/觉神「神代的记忆」" text:style-name="Internet_20_link" text:visited-style-name="Visited_20_Internet_20_Link">觉神「神代的记忆」</text:a></text:p>
          </table:table-cell>
          <table:table-cell table:style-name="表格16.A1" office:value-type="string">
            <text:p text:style-name="Table_20_Contents">覚神「神代の記憶」</text:p>
          </table:table-cell>
          <table:table-cell table:style-name="表格16.A1" office:value-type="string">
            <text:p text:style-name="Table_20_Contents">Easy / Normal</text:p>
          </table:table-cell>
        </table:table-row>
        <table:table-row table:style-name="TableLine1771896569120">
          <table:table-cell table:style-name="表格16.A1" office:value-type="string">
            <text:p text:style-name="Table_20_Contents"><text:a xlink:type="simple" xlink:href="https://thwiki.cc/神符「天人的族谱」" text:style-name="Internet_20_link" text:visited-style-name="Visited_20_Internet_20_Link">神符「天人的族谱」</text:a></text:p>
          </table:table-cell>
          <table:table-cell table:style-name="表格16.A1" office:value-type="string">
            <text:p text:style-name="Table_20_Contents">神符「天人の系譜」</text:p>
          </table:table-cell>
          <table:table-cell table:style-name="表格16.A1" office:value-type="string">
            <text:p text:style-name="Table_20_Contents">Hard / Lunatic</text:p>
          </table:table-cell>
        </table:table-row>
        <table:table-row table:style-name="TableLine1771896569120">
          <table:table-cell table:style-name="表格16.A1" office:value-type="string">
            <text:p text:style-name="Table_20_Contents"><text:a xlink:type="simple" xlink:href="https://thwiki.cc/苏活「生命游戏_-Life_Game-」" text:style-name="Internet_20_link" text:visited-style-name="Visited_20_Internet_20_Link">苏活「生命游戏 -Life Game-」</text:a></text:p>
          </table:table-cell>
          <table:table-cell table:style-name="表格16.A1" office:value-type="string">
            <text:p text:style-name="Table_20_Contents">蘇活「生命遊戯　-ライフゲーム-」</text:p>
          </table:table-cell>
          <table:table-cell table:style-name="表格16.A1" office:value-type="string">
            <text:p text:style-name="Table_20_Contents">Easy / Normal</text:p>
          </table:table-cell>
        </table:table-row>
        <table:table-row table:style-name="TableLine1771896569120">
          <table:table-cell table:style-name="表格16.A1" office:value-type="string">
            <text:p text:style-name="Table_20_Contents"><text:a xlink:type="simple" xlink:href="https://thwiki.cc/苏生「Rising_Game」" text:style-name="Internet_20_link" text:visited-style-name="Visited_20_Internet_20_Link">苏生「Rising Game」</text:a></text:p>
          </table:table-cell>
          <table:table-cell table:style-name="表格16.A1" office:value-type="string">
            <text:p text:style-name="Table_20_Contents">蘇生「ライジングゲーム」</text:p>
          </table:table-cell>
          <table:table-cell table:style-name="表格16.A1" office:value-type="string">
            <text:p text:style-name="Table_20_Contents">Hard / Lunatic</text:p>
          </table:table-cell>
        </table:table-row>
        <table:table-row table:style-name="TableLine1771896569120">
          <table:table-cell table:style-name="表格16.A1" office:value-type="string">
            <text:p text:style-name="Table_20_Contents"><text:a xlink:type="simple" xlink:href="https://thwiki.cc/操神「Omoikane_Device」" text:style-name="Internet_20_link" text:visited-style-name="Visited_20_Internet_20_Link">操神「Omoikane Device」</text:a>（思兼装置）</text:p>
          </table:table-cell>
          <table:table-cell table:style-name="表格16.A1" office:value-type="string">
            <text:p text:style-name="Table_20_Contents">操神「オモイカネディバイス」</text:p>
          </table:table-cell>
          <table:table-cell table:style-name="表格16.A1" office:value-type="string">
            <text:p text:style-name="Table_20_Contents">Easy / Normal</text:p>
          </table:table-cell>
        </table:table-row>
        <table:table-row table:style-name="TableLine1771896569120">
          <table:table-cell table:style-name="表格16.A1" office:value-type="string">
            <text:p text:style-name="Table_20_Contents"><text:a xlink:type="simple" xlink:href="https://thwiki.cc/神脑「Omoikane_Brain」" text:style-name="Internet_20_link" text:visited-style-name="Visited_20_Internet_20_Link">神脑「Omoikane Brain」</text:a>（思兼的头脑）</text:p>
          </table:table-cell>
          <table:table-cell table:style-name="表格16.A1" office:value-type="string">
            <text:p text:style-name="Table_20_Contents">神脳「オモイカネブレイン」</text:p>
          </table:table-cell>
          <table:table-cell table:style-name="表格16.A1" office:value-type="string">
            <text:p text:style-name="Table_20_Contents">Hard / Lunatic</text:p>
          </table:table-cell>
        </table:table-row>
        <table:table-row table:style-name="TableLine1771896569120">
          <table:table-cell table:style-name="表格16.A1" office:value-type="string">
            <text:p text:style-name="Table_20_Contents"><text:a xlink:type="simple" xlink:href="https://thwiki.cc/天咒「Apollo_13」" text:style-name="Internet_20_link" text:visited-style-name="Visited_20_Internet_20_Link">天咒「Apollo 13」</text:a>（阿波罗13）</text:p>
          </table:table-cell>
          <table:table-cell table:style-name="表格16.A1" office:value-type="string">
            <text:p text:style-name="Table_20_Contents">天呪「アポロ１３」</text:p>
          </table:table-cell>
          <table:table-cell table:style-name="表格16.A1" office:value-type="string">
            <text:p text:style-name="Table_20_Contents">Easy / Normal / Hard / Lunatic</text:p>
          </table:table-cell>
        </table:table-row>
        <table:table-row table:style-name="TableLine1771896569120">
          <table:table-cell table:style-name="表格16.A1" office:value-type="string">
            <text:p text:style-name="Table_20_Contents"><text:a xlink:type="simple" xlink:href="https://thwiki.cc/秘术「天文密葬法」" text:style-name="Internet_20_link" text:visited-style-name="Visited_20_Internet_20_Link">秘术「天文密葬法」</text:a></text:p>
          </table:table-cell>
          <table:table-cell table:style-name="表格16.A1" office:value-type="string">
            <text:p text:style-name="Table_20_Contents">秘術「天文密葬法」</text:p>
          </table:table-cell>
          <table:table-cell table:style-name="表格16.A1" office:value-type="string">
            <text:p text:style-name="Table_20_Contents">Easy / Normal / Hard / Lunatic</text:p>
          </table:table-cell>
        </table:table-row>
        <table:table-row table:style-name="TableLine1771896569120">
          <table:table-cell table:style-name="表格16.A1" office:value-type="string">
            <text:p text:style-name="Table_20_Contents"><text:a xlink:type="simple" xlink:href="https://thwiki.cc/禁药「蓬莱之药」" text:style-name="Internet_20_link" text:visited-style-name="Visited_20_Internet_20_Link">禁药「蓬莱之药」</text:a></text:p>
          </table:table-cell>
          <table:table-cell table:style-name="表格16.A1" office:value-type="string">
            <text:p text:style-name="Table_20_Contents">禁薬「蓬莱の薬」</text:p>
          </table:table-cell>
          <table:table-cell table:style-name="表格16.A1" office:value-type="string">
            <text:p text:style-name="Table_20_Contents">Easy / Normal / Hard / Lunatic</text:p>
          </table:table-cell>
        </table:table-row>
        <table:table-row table:style-name="TableLine1771896569120">
          <table:table-cell table:style-name="表格16.A1" office:value-type="string">
            <text:p text:style-name="Table_20_Contents"><text:a xlink:type="simple" xlink:href="https://thwiki.cc/药符「壶中的大银河」" text:style-name="Internet_20_link" text:visited-style-name="Visited_20_Internet_20_Link">药符「壶中的大银河」</text:a></text:p>
          </table:table-cell>
          <table:table-cell table:style-name="表格16.A1" office:value-type="string">
            <text:p text:style-name="Table_20_Contents">薬符「壺中の大銀河」</text:p>
          </table:table-cell>
          <table:table-cell table:style-name="表格16.A1" office:value-type="string">
            <text:p text:style-name="Table_20_Contents">Easy / Normal / Hard / Lunatic</text:p>
          </table:table-cell>
        </table:table-row>
        <table:table-row table:style-name="TableLine1771896569120">
          <table:table-cell table:style-name="表格16.A1" office:value-type="string">
            <text:p text:style-name="Table_20_Contents"><text:a xlink:type="simple" xlink:href="https://thwiki.cc/「天网蛛网捕蝶之法」" text:style-name="Internet_20_link" text:visited-style-name="Visited_20_Internet_20_Link">「天网蛛网捕蝶之法」</text:a></text:p>
          </table:table-cell>
          <table:table-cell table:style-name="表格16.A1" office:value-type="string">
            <text:p text:style-name="Table_20_Contents">「天網蜘網捕蝶の法」</text:p>
          </table:table-cell>
          <table:table-cell table:style-name="表格16.A1" office:value-type="string">
            <text:p text:style-name="Table_20_Contents">Last Wor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表格17" table:style-name="表格17">
        <table:table-column table:style-name="表格17.A"/>
        <table:table-column table:style-name="表格17.B"/>
        <table:table-row table:style-name="TableLine1771896639296">
          <table:table-cell table:style-name="表格17.A1" table:number-columns-spanned="2" office:value-type="string">
            <text:p text:style-name="Table_20_Heading">基本信息</text:p>
          </table:table-cell>
          <table:covered-table-cell/>
        </table:table-row>
        <table:table-row table:style-name="TableLine1771896639296">
          <table:table-cell table:style-name="表格17.A2" office:value-type="string">
            <text:p text:style-name="P1">人物名</text:p>
          </table:table-cell>
          <table:table-cell table:style-name="表格17.B2" office:value-type="string">
            <text:p text:style-name="Table_20_Contents">蓬莱山辉夜</text:p>
          </table:table-cell>
        </table:table-row>
        <table:table-row table:style-name="TableLine1771896639296">
          <table:table-cell table:style-name="表格17.A2" office:value-type="string">
            <text:p text:style-name="P1">日文名</text:p>
          </table:table-cell>
          <table:table-cell table:style-name="表格17.B2" office:value-type="string">
            <text:p text:style-name="Table_20_Contents">蓬莱山　輝夜（ほうらいさん　かぐや）</text:p>
          </table:table-cell>
        </table:table-row>
        <table:table-row table:style-name="TableLine1771896639296">
          <table:table-cell table:style-name="表格17.A2" office:value-type="string">
            <text:p text:style-name="P1">英文名</text:p>
          </table:table-cell>
          <table:table-cell table:style-name="表格17.B2" office:value-type="string">
            <text:p text:style-name="Table_20_Contents">Houraisan Kaguya</text:p>
          </table:table-cell>
        </table:table-row>
        <table:table-row table:style-name="TableLine1771896639296">
          <table:table-cell table:style-name="表格17.A2" office:value-type="string">
            <text:p text:style-name="P1">种族</text:p>
          </table:table-cell>
          <table:table-cell table:style-name="表格17.B2" office:value-type="string">
            <text:p text:style-name="Table_20_Contents">月球人<text:span text:style-name="T1">（永夜抄）</text:span><text:line-break/>月人<text:span text:style-name="T1">（儚月抄）</text:span></text:p>
          </table:table-cell>
        </table:table-row>
        <table:table-row table:style-name="TableLine1771896639296">
          <table:table-cell table:style-name="表格17.A6" office:value-type="string">
            <text:p text:style-name="P1">能力</text:p>
          </table:table-cell>
          <table:table-cell table:style-name="表格17.B6" office:value-type="string">
            <text:p text:style-name="Table_20_Contents">操纵永远与须臾程度的能力<text:span text:style-name="T1">（永夜抄、求闻史纪、儚月抄）</text:span></text:p>
          </table:table-cell>
        </table:table-row>
      </table:table>
      <text:p text:style-name="Standard"/>
      <table:table table:name="表格18" table:style-name="表格18">
        <table:table-column table:style-name="表格18.A"/>
        <table:table-column table:style-name="表格18.B"/>
        <table:table-column table:style-name="表格18.C"/>
        <table:table-row table:style-name="TableLine1771896645280">
          <table:table-cell table:style-name="表格18.A1" office:value-type="string">
            <text:p text:style-name="P3">中文名</text:p>
          </table:table-cell>
          <table:table-cell table:style-name="表格18.A1" office:value-type="string">
            <text:p text:style-name="P3">日文名</text:p>
          </table:table-cell>
          <table:table-cell table:style-name="表格18.A1" office:value-type="string">
            <text:p text:style-name="P3">难度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难题「龙颈之玉_-五色的弹丸-」" text:style-name="Internet_20_link" text:visited-style-name="Visited_20_Internet_20_Link">难题「龙颈之玉　-五色的弹丸-」</text:a></text:p>
          </table:table-cell>
          <table:table-cell table:style-name="表格18.A1" office:value-type="string">
            <text:p text:style-name="Table_20_Contents">難題「龍の頸の玉　-五色の弾丸-」</text:p>
          </table:table-cell>
          <table:table-cell table:style-name="表格18.A1" office:value-type="string">
            <text:p text:style-name="Table_20_Contents">Easy / Normal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神宝「Brilliant_Dragon_Bullet」" text:style-name="Internet_20_link" text:visited-style-name="Visited_20_Internet_20_Link">神宝「Brilliant Dragon Bullet」</text:a>（耀眼的龙玉）</text:p>
          </table:table-cell>
          <table:table-cell table:style-name="表格18.A1" office:value-type="string">
            <text:p text:style-name="Table_20_Contents">神宝「ブリリアントドラゴンバレッタ」</text:p>
          </table:table-cell>
          <table:table-cell table:style-name="表格18.A1" office:value-type="string">
            <text:p text:style-name="Table_20_Contents">Hard / Lunatic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难题「佛御石之钵_-不碎的意志-」" text:style-name="Internet_20_link" text:visited-style-name="Visited_20_Internet_20_Link">难题「佛御石之钵　-不碎的意志-」</text:a></text:p>
          </table:table-cell>
          <table:table-cell table:style-name="表格18.A1" office:value-type="string">
            <text:p text:style-name="Table_20_Contents">難題「仏の御石の鉢　-砕けぬ意思-」　</text:p>
          </table:table-cell>
          <table:table-cell table:style-name="表格18.A1" office:value-type="string">
            <text:p text:style-name="Table_20_Contents">Easy / Normal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神宝「Buddhist_Diamond」" text:style-name="Internet_20_link" text:visited-style-name="Visited_20_Internet_20_Link">神宝「Buddhist Diamond」</text:a>（佛体的金刚石）</text:p>
          </table:table-cell>
          <table:table-cell table:style-name="表格18.A1" office:value-type="string">
            <text:p text:style-name="Table_20_Contents">神宝「ブディストダイアモンド」</text:p>
          </table:table-cell>
          <table:table-cell table:style-name="表格18.A1" office:value-type="string">
            <text:p text:style-name="Table_20_Contents">Hard / Lunatic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难题「火鼠的皮衣_-不焦躁的内心-」" text:style-name="Internet_20_link" text:visited-style-name="Visited_20_Internet_20_Link">难题「火鼠的皮衣　-不焦躁的内心-」</text:a></text:p>
          </table:table-cell>
          <table:table-cell table:style-name="表格18.A1" office:value-type="string">
            <text:p text:style-name="Table_20_Contents">難題「火鼠の皮衣　-焦れぬ心-」</text:p>
          </table:table-cell>
          <table:table-cell table:style-name="表格18.A1" office:value-type="string">
            <text:p text:style-name="Table_20_Contents">Easy / Normal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神宝「Salamander_Shield」" text:style-name="Internet_20_link" text:visited-style-name="Visited_20_Internet_20_Link">神宝「Salamander Shield」</text:a>（火蜥蜴之盾）</text:p>
          </table:table-cell>
          <table:table-cell table:style-name="表格18.A1" office:value-type="string">
            <text:p text:style-name="Table_20_Contents">神宝「サラマンダーシールド」</text:p>
          </table:table-cell>
          <table:table-cell table:style-name="表格18.A1" office:value-type="string">
            <text:p text:style-name="Table_20_Contents">Hard / Lunatic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难题「燕的子安贝_-永命线-」" text:style-name="Internet_20_link" text:visited-style-name="Visited_20_Internet_20_Link">难题「燕的子安贝　-永命线-」</text:a></text:p>
          </table:table-cell>
          <table:table-cell table:style-name="表格18.A1" office:value-type="string">
            <text:p text:style-name="Table_20_Contents">難題「燕の子安貝　-永命線-」</text:p>
          </table:table-cell>
          <table:table-cell table:style-name="表格18.A1" office:value-type="string">
            <text:p text:style-name="Table_20_Contents">Easy / Normal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神宝「Life_Spring_Infinity」" text:style-name="Internet_20_link" text:visited-style-name="Visited_20_Internet_20_Link">神宝「Life Spring Infinity」</text:a>（无限的生命之泉）</text:p>
          </table:table-cell>
          <table:table-cell table:style-name="表格18.A1" office:value-type="string">
            <text:p text:style-name="Table_20_Contents">神宝「ライフスプリングインフィニティ」</text:p>
          </table:table-cell>
          <table:table-cell table:style-name="表格18.A1" office:value-type="string">
            <text:p text:style-name="Table_20_Contents">Hard / Lunatic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难题「蓬莱的弹枝_-七色的弹幕-」" text:style-name="Internet_20_link" text:visited-style-name="Visited_20_Internet_20_Link">难题「蓬莱的弹枝　-七色的弹幕-」</text:a></text:p>
          </table:table-cell>
          <table:table-cell table:style-name="表格18.A1" office:value-type="string">
            <text:p text:style-name="Table_20_Contents">難題「蓬莱の弾の枝　-虹色の弾幕-」</text:p>
          </table:table-cell>
          <table:table-cell table:style-name="表格18.A1" office:value-type="string">
            <text:p text:style-name="Table_20_Contents">Easy / Normal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神宝「蓬莱的玉枝_-梦色之乡-」" text:style-name="Internet_20_link" text:visited-style-name="Visited_20_Internet_20_Link">神宝「蓬莱的玉枝　-梦色之乡-」</text:a></text:p>
          </table:table-cell>
          <table:table-cell table:style-name="表格18.A1" office:value-type="string">
            <text:p text:style-name="Table_20_Contents">神宝「蓬莱の玉の枝　-夢色の郷-」</text:p>
          </table:table-cell>
          <table:table-cell table:style-name="表格18.A1" office:value-type="string">
            <text:p text:style-name="Table_20_Contents">Hard / Lunatic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初月-」" text:style-name="Internet_20_link" text:visited-style-name="Visited_20_Internet_20_Link">「永夜归返　-初月-」</text:a></text:p>
          </table:table-cell>
          <table:table-cell table:style-name="表格18.A1" office:value-type="string">
            <text:p text:style-name="Table_20_Contents">「永夜返し　-初月-」</text:p>
          </table:table-cell>
          <table:table-cell table:style-name="表格18.A1" office:value-type="string">
            <text:p text:style-name="Table_20_Contents">Easy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新月-」" text:style-name="Internet_20_link" text:visited-style-name="Visited_20_Internet_20_Link">「永夜归返　-新月-」</text:a></text:p>
          </table:table-cell>
          <table:table-cell table:style-name="表格18.A1" office:value-type="string">
            <text:p text:style-name="Table_20_Contents">「永夜返し　-三日月-」</text:p>
          </table:table-cell>
          <table:table-cell table:style-name="表格18.A1" office:value-type="string">
            <text:p text:style-name="Table_20_Contents">Normal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上弦月-」" text:style-name="Internet_20_link" text:visited-style-name="Visited_20_Internet_20_Link">「永夜归返　-上弦月-」</text:a></text:p>
          </table:table-cell>
          <table:table-cell table:style-name="表格18.A1" office:value-type="string">
            <text:p text:style-name="Table_20_Contents">「永夜返し　-上つ弓張-」</text:p>
          </table:table-cell>
          <table:table-cell table:style-name="表格18.A1" office:value-type="string">
            <text:p text:style-name="Table_20_Contents">Hard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待宵-」" text:style-name="Internet_20_link" text:visited-style-name="Visited_20_Internet_20_Link">「永夜归返　-待宵-」</text:a></text:p>
          </table:table-cell>
          <table:table-cell table:style-name="表格18.A1" office:value-type="string">
            <text:p text:style-name="Table_20_Contents">「永夜返し　-待宵-」</text:p>
          </table:table-cell>
          <table:table-cell table:style-name="表格18.A1" office:value-type="string">
            <text:p text:style-name="Table_20_Contents">Lunatic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子之刻-」" text:style-name="Internet_20_link" text:visited-style-name="Visited_20_Internet_20_Link">「永夜归返　-子之刻-」</text:a></text:p>
          </table:table-cell>
          <table:table-cell table:style-name="表格18.A1" office:value-type="string">
            <text:p text:style-name="Table_20_Contents">「永夜返し　-子の刻-」</text:p>
          </table:table-cell>
          <table:table-cell table:style-name="表格18.A1" office:value-type="string">
            <text:p text:style-name="Table_20_Contents">Easy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子时二刻-」" text:style-name="Internet_20_link" text:visited-style-name="Visited_20_Internet_20_Link">「永夜归返　-子时二刻-」</text:a></text:p>
          </table:table-cell>
          <table:table-cell table:style-name="表格18.A1" office:value-type="string">
            <text:p text:style-name="Table_20_Contents">「永夜返し　-子の二つ-」</text:p>
          </table:table-cell>
          <table:table-cell table:style-name="表格18.A1" office:value-type="string">
            <text:p text:style-name="Table_20_Contents">Normal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子时三刻-」" text:style-name="Internet_20_link" text:visited-style-name="Visited_20_Internet_20_Link">「永夜归返　-子时三刻-」</text:a></text:p>
          </table:table-cell>
          <table:table-cell table:style-name="表格18.A1" office:value-type="string">
            <text:p text:style-name="Table_20_Contents">「永夜返し　-子の三つ-」</text:p>
          </table:table-cell>
          <table:table-cell table:style-name="表格18.A1" office:value-type="string">
            <text:p text:style-name="Table_20_Contents">Hard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子时四刻-」" text:style-name="Internet_20_link" text:visited-style-name="Visited_20_Internet_20_Link">「永夜归返　-子时四刻-」</text:a></text:p>
          </table:table-cell>
          <table:table-cell table:style-name="表格18.A1" office:value-type="string">
            <text:p text:style-name="Table_20_Contents">「永夜返し　-子の四つ-」</text:p>
          </table:table-cell>
          <table:table-cell table:style-name="表格18.A1" office:value-type="string">
            <text:p text:style-name="Table_20_Contents">Lunatic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丑之刻-」" text:style-name="Internet_20_link" text:visited-style-name="Visited_20_Internet_20_Link">「永夜归返　-丑之刻-」</text:a></text:p>
          </table:table-cell>
          <table:table-cell table:style-name="表格18.A1" office:value-type="string">
            <text:p text:style-name="Table_20_Contents">「永夜返し　-丑の刻-」</text:p>
          </table:table-cell>
          <table:table-cell table:style-name="表格18.A1" office:value-type="string">
            <text:p text:style-name="Table_20_Contents">Easy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丑时二刻-」" text:style-name="Internet_20_link" text:visited-style-name="Visited_20_Internet_20_Link">「永夜归返　-丑时二刻-」</text:a></text:p>
          </table:table-cell>
          <table:table-cell table:style-name="表格18.A1" office:value-type="string">
            <text:p text:style-name="Table_20_Contents">「永夜返し　-丑の二つ-」</text:p>
          </table:table-cell>
          <table:table-cell table:style-name="表格18.A1" office:value-type="string">
            <text:p text:style-name="Table_20_Contents">Normal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丑时三刻-」" text:style-name="Internet_20_link" text:visited-style-name="Visited_20_Internet_20_Link">「永夜归返　-丑时三刻-」</text:a></text:p>
          </table:table-cell>
          <table:table-cell table:style-name="表格18.A1" office:value-type="string">
            <text:p text:style-name="Table_20_Contents">「永夜返し　-丑三つ時-」</text:p>
          </table:table-cell>
          <table:table-cell table:style-name="表格18.A1" office:value-type="string">
            <text:p text:style-name="Table_20_Contents">Hard</text:p>
          </table:table-cell>
        </table:table-row>
        <text:soft-page-break/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丑时四刻-」" text:style-name="Internet_20_link" text:visited-style-name="Visited_20_Internet_20_Link">「永夜归返　-丑时四刻-」</text:a></text:p>
          </table:table-cell>
          <table:table-cell table:style-name="表格18.A1" office:value-type="string">
            <text:p text:style-name="Table_20_Contents">「永夜返し　-丑の四つ-」</text:p>
          </table:table-cell>
          <table:table-cell table:style-name="表格18.A1" office:value-type="string">
            <text:p text:style-name="Table_20_Contents">Lunatic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寅之刻-」" text:style-name="Internet_20_link" text:visited-style-name="Visited_20_Internet_20_Link">「永夜归返　-寅之刻-」</text:a></text:p>
          </table:table-cell>
          <table:table-cell table:style-name="表格18.A1" office:value-type="string">
            <text:p text:style-name="Table_20_Contents">「永夜返し　-寅の刻-」</text:p>
          </table:table-cell>
          <table:table-cell table:style-name="表格18.A1" office:value-type="string">
            <text:p text:style-name="Table_20_Contents">Easy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寅时二刻-」" text:style-name="Internet_20_link" text:visited-style-name="Visited_20_Internet_20_Link">「永夜归返　-寅时二刻-」</text:a></text:p>
          </table:table-cell>
          <table:table-cell table:style-name="表格18.A1" office:value-type="string">
            <text:p text:style-name="Table_20_Contents">「永夜返し　-寅の二つ-」</text:p>
          </table:table-cell>
          <table:table-cell table:style-name="表格18.A1" office:value-type="string">
            <text:p text:style-name="Table_20_Contents">Normal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寅时三刻-」" text:style-name="Internet_20_link" text:visited-style-name="Visited_20_Internet_20_Link">「永夜归返　-寅时三刻-」</text:a></text:p>
          </table:table-cell>
          <table:table-cell table:style-name="表格18.A1" office:value-type="string">
            <text:p text:style-name="Table_20_Contents">「永夜返し　-寅の三つ-」</text:p>
          </table:table-cell>
          <table:table-cell table:style-name="表格18.A1" office:value-type="string">
            <text:p text:style-name="Table_20_Contents">Hard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寅时四刻-」" text:style-name="Internet_20_link" text:visited-style-name="Visited_20_Internet_20_Link">「永夜归返　-寅时四刻-」</text:a></text:p>
          </table:table-cell>
          <table:table-cell table:style-name="表格18.A1" office:value-type="string">
            <text:p text:style-name="Table_20_Contents">「永夜返し　-寅の四つ-」</text:p>
          </table:table-cell>
          <table:table-cell table:style-name="表格18.A1" office:value-type="string">
            <text:p text:style-name="Table_20_Contents">Lunatic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朝霭-」" text:style-name="Internet_20_link" text:visited-style-name="Visited_20_Internet_20_Link">「永夜归返　-朝霭-」</text:a></text:p>
          </table:table-cell>
          <table:table-cell table:style-name="表格18.A1" office:value-type="string">
            <text:p text:style-name="Table_20_Contents">「永夜返し　-朝靄-」</text:p>
          </table:table-cell>
          <table:table-cell table:style-name="表格18.A1" office:value-type="string">
            <text:p text:style-name="Table_20_Contents">Easy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拂晓-」" text:style-name="Internet_20_link" text:visited-style-name="Visited_20_Internet_20_Link">「永夜归返　-拂晓-」</text:a></text:p>
          </table:table-cell>
          <table:table-cell table:style-name="表格18.A1" office:value-type="string">
            <text:p text:style-name="Table_20_Contents">「永夜返し　-夜明け-」</text:p>
          </table:table-cell>
          <table:table-cell table:style-name="表格18.A1" office:value-type="string">
            <text:p text:style-name="Table_20_Contents">Normal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破晓明星-」" text:style-name="Internet_20_link" text:visited-style-name="Visited_20_Internet_20_Link">「永夜归返　-破晓明星-」</text:a></text:p>
          </table:table-cell>
          <table:table-cell table:style-name="表格18.A1" office:value-type="string">
            <text:p text:style-name="Table_20_Contents">「永夜返し　-明けの明星-」</text:p>
          </table:table-cell>
          <table:table-cell table:style-name="表格18.A1" office:value-type="string">
            <text:p text:style-name="Table_20_Contents">Hard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永夜归返_-世间开明-」" text:style-name="Internet_20_link" text:visited-style-name="Visited_20_Internet_20_Link">「永夜归返　-世间开明-」</text:a></text:p>
          </table:table-cell>
          <table:table-cell table:style-name="表格18.A1" office:value-type="string">
            <text:p text:style-name="Table_20_Contents">「永夜返し　-世明け-」</text:p>
          </table:table-cell>
          <table:table-cell table:style-name="表格18.A1" office:value-type="string">
            <text:p text:style-name="Table_20_Contents">Lunatic</text:p>
          </table:table-cell>
        </table:table-row>
        <table:table-row table:style-name="TableLine1771896645280">
          <table:table-cell table:style-name="表格18.A1" office:value-type="string">
            <text:p text:style-name="Table_20_Contents"><text:a xlink:type="simple" xlink:href="https://thwiki.cc/「蓬莱的树海」" text:style-name="Internet_20_link" text:visited-style-name="Visited_20_Internet_20_Link">「蓬莱的树海」</text:a></text:p>
          </table:table-cell>
          <table:table-cell table:style-name="表格18.A1" office:value-type="string">
            <text:p text:style-name="Table_20_Contents">「蓬莱の樹海」</text:p>
          </table:table-cell>
          <table:table-cell table:style-name="表格18.A1" office:value-type="string">
            <text:p text:style-name="Table_20_Contents">Last Word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name="表格19" table:style-name="表格19">
        <table:table-column table:style-name="表格19.A"/>
        <table:table-column table:style-name="表格19.B"/>
        <table:table-row table:style-name="TableLine1771901019008">
          <table:table-cell table:style-name="表格19.A1" table:number-columns-spanned="2" office:value-type="string">
            <text:p text:style-name="Table_20_Heading">基本信息</text:p>
          </table:table-cell>
          <table:covered-table-cell/>
        </table:table-row>
        <table:table-row table:style-name="TableLine1771901019008">
          <table:table-cell table:style-name="表格19.A2" office:value-type="string">
            <text:p text:style-name="P1">人物名</text:p>
          </table:table-cell>
          <table:table-cell table:style-name="表格19.B2" office:value-type="string">
            <text:p text:style-name="Table_20_Contents">藤原妹红</text:p>
          </table:table-cell>
        </table:table-row>
        <table:table-row table:style-name="TableLine1771901019008">
          <table:table-cell table:style-name="表格19.A2" office:value-type="string">
            <text:p text:style-name="P1">日文名</text:p>
          </table:table-cell>
          <table:table-cell table:style-name="表格19.B2" office:value-type="string">
            <text:p text:style-name="Table_20_Contents">藤原　妹紅（ふじわら　の　もこう）</text:p>
          </table:table-cell>
        </table:table-row>
        <table:table-row table:style-name="TableLine1771901019008">
          <table:table-cell table:style-name="表格19.A2" office:value-type="string">
            <text:p text:style-name="P1">英文名</text:p>
          </table:table-cell>
          <table:table-cell table:style-name="表格19.B2" office:value-type="string">
            <text:p text:style-name="Table_20_Contents">Huziwara no Mokou</text:p>
          </table:table-cell>
        </table:table-row>
        <table:table-row table:style-name="TableLine1771901019008">
          <table:table-cell table:style-name="表格19.A2" office:value-type="string">
            <text:p text:style-name="P1">种族</text:p>
          </table:table-cell>
          <table:table-cell table:style-name="表格19.B2" office:value-type="string">
            <text:p text:style-name="Table_20_Contents">人类</text:p>
          </table:table-cell>
        </table:table-row>
        <table:table-row table:style-name="TableLine1771901019008">
          <table:table-cell table:style-name="表格19.A6" office:value-type="string">
            <text:p text:style-name="P1">能力</text:p>
          </table:table-cell>
          <table:table-cell table:style-name="表格19.B6" office:value-type="string">
            <text:p text:style-name="Table_20_Contents">不老不死的程度的能力<text:span text:style-name="T1">（永夜抄、求闻史纪）</text:span></text:p>
          </table:table-cell>
        </table:table-row>
      </table:table>
      <text:p text:style-name="Standard"/>
      <table:table table:name="表格20" table:style-name="表格20">
        <table:table-column table:style-name="表格20.A"/>
        <table:table-column table:style-name="表格20.B"/>
        <table:table-column table:style-name="表格20.C"/>
        <table:table-row table:style-name="TableLine1771901028528">
          <table:table-cell table:style-name="表格20.A1" office:value-type="string">
            <text:p text:style-name="P3">中文名</text:p>
          </table:table-cell>
          <table:table-cell table:style-name="表格20.A1" office:value-type="string">
            <text:p text:style-name="P3">日文名</text:p>
          </table:table-cell>
          <table:table-cell table:style-name="表格20.A1" office:value-type="string">
            <text:p text:style-name="P3">难度</text:p>
          </table:table-cell>
        </table:table-row>
        <table:table-row table:style-name="TableLine1771901028528">
          <table:table-cell table:style-name="表格20.A1" office:value-type="string">
            <text:p text:style-name="Table_20_Contents"><text:a xlink:type="simple" xlink:href="https://thwiki.cc/时效「月岩笠的诅咒」" text:style-name="Internet_20_link" text:visited-style-name="Visited_20_Internet_20_Link">时效「月岩笠的诅咒」</text:a></text:p>
          </table:table-cell>
          <table:table-cell table:style-name="表格20.A1" office:value-type="string">
            <text:p text:style-name="Table_20_Contents">時効「月のいはかさの呪い」</text:p>
          </table:table-cell>
          <table:table-cell table:style-name="表格20.A1" office:value-type="string">
            <text:p text:style-name="Table_20_Contents">Extra</text:p>
          </table:table-cell>
        </table:table-row>
        <table:table-row table:style-name="TableLine1771901028528">
          <table:table-cell table:style-name="表格20.A1" office:value-type="string">
            <text:p text:style-name="Table_20_Contents"><text:a xlink:type="simple" xlink:href="https://thwiki.cc/不死「火鸟_-凤翼天翔-」" text:style-name="Internet_20_link" text:visited-style-name="Visited_20_Internet_20_Link">不死「火鸟　-凤翼天翔-」</text:a></text:p>
          </table:table-cell>
          <table:table-cell table:style-name="表格20.A1" office:value-type="string">
            <text:p text:style-name="Table_20_Contents">不死「火の鳥　-鳳翼天翔-」</text:p>
          </table:table-cell>
          <table:table-cell table:style-name="表格20.A1" office:value-type="string">
            <text:p text:style-name="Table_20_Contents">Extra</text:p>
          </table:table-cell>
        </table:table-row>
        <table:table-row table:style-name="TableLine1771901028528">
          <table:table-cell table:style-name="表格20.A1" office:value-type="string">
            <text:p text:style-name="Table_20_Contents"><text:a xlink:type="simple" xlink:href="https://thwiki.cc/藤原「灭罪寺院伤」" text:style-name="Internet_20_link" text:visited-style-name="Visited_20_Internet_20_Link">藤原「灭罪寺院伤」</text:a></text:p>
          </table:table-cell>
          <table:table-cell table:style-name="表格20.A1" office:value-type="string">
            <text:p text:style-name="Table_20_Contents">藤原「滅罪寺院傷」</text:p>
          </table:table-cell>
          <table:table-cell table:style-name="表格20.A1" office:value-type="string">
            <text:p text:style-name="Table_20_Contents">Extra</text:p>
          </table:table-cell>
        </table:table-row>
        <table:table-row table:style-name="TableLine1771901028528">
          <table:table-cell table:style-name="表格20.A1" office:value-type="string">
            <text:p text:style-name="Table_20_Contents"><text:a xlink:type="simple" xlink:href="https://thwiki.cc/不死「徐福时空」" text:style-name="Internet_20_link" text:visited-style-name="Visited_20_Internet_20_Link">不死「徐福时空」</text:a></text:p>
          </table:table-cell>
          <table:table-cell table:style-name="表格20.A1" office:value-type="string">
            <text:p text:style-name="Table_20_Contents">不死「徐福時空」</text:p>
          </table:table-cell>
          <table:table-cell table:style-name="表格20.A1" office:value-type="string">
            <text:p text:style-name="Table_20_Contents">Extra</text:p>
          </table:table-cell>
        </table:table-row>
        <table:table-row table:style-name="TableLine1771901028528">
          <table:table-cell table:style-name="表格20.A1" office:value-type="string">
            <text:p text:style-name="Table_20_Contents"><text:a xlink:type="simple" xlink:href="https://thwiki.cc/灭罪「正直者之死」" text:style-name="Internet_20_link" text:visited-style-name="Visited_20_Internet_20_Link">灭罪「正直者之死」</text:a></text:p>
          </table:table-cell>
          <table:table-cell table:style-name="表格20.A1" office:value-type="string">
            <text:p text:style-name="Table_20_Contents">滅罪「正直者の死」</text:p>
          </table:table-cell>
          <table:table-cell table:style-name="表格20.A1" office:value-type="string">
            <text:p text:style-name="Table_20_Contents">Extra</text:p>
          </table:table-cell>
        </table:table-row>
        <table:table-row table:style-name="TableLine1771901028528">
          <table:table-cell table:style-name="表格20.A1" office:value-type="string">
            <text:p text:style-name="Table_20_Contents"><text:a xlink:type="simple" xlink:href="https://thwiki.cc/虚人「无」" text:style-name="Internet_20_link" text:visited-style-name="Visited_20_Internet_20_Link">虚人「无」</text:a></text:p>
          </table:table-cell>
          <table:table-cell table:style-name="表格20.A1" office:value-type="string">
            <text:p text:style-name="Table_20_Contents">虚人「ウー」</text:p>
          </table:table-cell>
          <table:table-cell table:style-name="表格20.A1" office:value-type="string">
            <text:p text:style-name="Table_20_Contents">Extra</text:p>
          </table:table-cell>
        </table:table-row>
        <table:table-row table:style-name="TableLine1771901028528">
          <table:table-cell table:style-name="表格20.A1" office:value-type="string">
            <text:p text:style-name="Table_20_Contents"><text:a xlink:type="simple" xlink:href="https://thwiki.cc/不灭「不死鸟之尾」" text:style-name="Internet_20_link" text:visited-style-name="Visited_20_Internet_20_Link">不灭「不死鸟之尾」</text:a></text:p>
          </table:table-cell>
          <table:table-cell table:style-name="表格20.A1" office:value-type="string">
            <text:p text:style-name="Table_20_Contents">不滅「フェニックスの尾」</text:p>
          </table:table-cell>
          <table:table-cell table:style-name="表格20.A1" office:value-type="string">
            <text:p text:style-name="Table_20_Contents">Extra</text:p>
          </table:table-cell>
        </table:table-row>
        <table:table-row table:style-name="TableLine1771901028528">
          <table:table-cell table:style-name="表格20.A1" office:value-type="string">
            <text:p text:style-name="Table_20_Contents"><text:a xlink:type="simple" xlink:href="https://thwiki.cc/蓬莱「凯风快晴_-Fujiyama_Volcano-」" text:style-name="Internet_20_link" text:visited-style-name="Visited_20_Internet_20_Link">蓬莱「凯风快晴　-Fujiyama Volcano-」</text:a></text:p>
          </table:table-cell>
          <table:table-cell table:style-name="表格20.A1" office:value-type="string">
            <text:p text:style-name="Table_20_Contents">蓬莱「凱風快晴　-フジヤマヴォルケイノ-」</text:p>
          </table:table-cell>
          <table:table-cell table:style-name="表格20.A1" office:value-type="string">
            <text:p text:style-name="Table_20_Contents">Extra</text:p>
          </table:table-cell>
        </table:table-row>
        <table:table-row table:style-name="TableLine1771901028528">
          <table:table-cell table:style-name="表格20.A1" office:value-type="string">
            <text:p text:style-name="Table_20_Contents"><text:a xlink:type="simple" xlink:href="https://thwiki.cc/「Possessed_by_Phoenix」" text:style-name="Internet_20_link" text:visited-style-name="Visited_20_Internet_20_Link">「Possessed by Phoenix」</text:a>（不死鸟附体）</text:p>
          </table:table-cell>
          <table:table-cell table:style-name="表格20.A1" office:value-type="string">
            <text:p text:style-name="Table_20_Contents">「パゼストバイフェニックス」</text:p>
          </table:table-cell>
          <table:table-cell table:style-name="表格20.A1" office:value-type="string">
            <text:p text:style-name="Table_20_Contents">Extra</text:p>
          </table:table-cell>
        </table:table-row>
        <table:table-row table:style-name="TableLine1771901028528">
          <table:table-cell table:style-name="表格20.A1" office:value-type="string">
            <text:p text:style-name="Table_20_Contents"><text:a xlink:type="simple" xlink:href="https://thwiki.cc/「蓬莱人形」" text:style-name="Internet_20_link" text:visited-style-name="Visited_20_Internet_20_Link">「蓬莱人形」</text:a></text:p>
          </table:table-cell>
          <table:table-cell table:style-name="表格20.A1" office:value-type="string">
            <text:p text:style-name="Table_20_Contents">「蓬莱人形」</text:p>
          </table:table-cell>
          <table:table-cell table:style-name="表格20.A1" office:value-type="string">
            <text:p text:style-name="Table_20_Contents">Extra</text:p>
          </table:table-cell>
        </table:table-row>
        <table:table-row table:style-name="TableLine1771901028528">
          <table:table-cell table:style-name="表格20.A1" office:value-type="string">
            <text:p text:style-name="Table_20_Contents"><text:a xlink:type="simple" xlink:href="https://thwiki.cc/「Imperishable_Shooting」" text:style-name="Internet_20_link" text:visited-style-name="Visited_20_Internet_20_Link">「Imperishable Shooting」</text:a>（不朽的弹幕）</text:p>
          </table:table-cell>
          <table:table-cell table:style-name="表格20.A1" office:value-type="string">
            <text:p text:style-name="Table_20_Contents">「インペリシャブルシューティング」</text:p>
          </table:table-cell>
          <table:table-cell table:style-name="表格20.A1" office:value-type="string">
            <text:p text:style-name="Table_20_Contents">Extra</text:p>
          </table:table-cell>
        </table:table-row>
        <table:table-row table:style-name="TableLine1771901028528">
          <table:table-cell table:style-name="表格20.A1" office:value-type="string">
            <text:p text:style-name="Table_20_Contents"><text:a xlink:type="simple" xlink:href="https://thwiki.cc/「不死鸟重生」" text:style-name="Internet_20_link" text:visited-style-name="Visited_20_Internet_20_Link">「不死鸟重生」</text:a></text:p>
          </table:table-cell>
          <table:table-cell table:style-name="表格20.A1" office:value-type="string">
            <text:p text:style-name="Table_20_Contents">「フェニックス再誕」</text:p>
          </table:table-cell>
          <table:table-cell table:style-name="表格20.A1" office:value-type="string">
            <text:p text:style-name="Table_20_Contents">Last Word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新宋体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新宋体" style:font-family-asian="新宋体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0T11:47:11.657000000</dc:date>
    <meta:editing-duration>PT15M23S</meta:editing-duration>
    <meta:editing-cycles>4</meta:editing-cycles>
    <meta:generator>LibreOffice/7.2.4.1$Windows_X86_64 LibreOffice_project/27d75539669ac387bb498e35313b970b7fe9c4f9</meta:generator>
    <meta:document-statistic meta:table-count="20" meta:image-count="0" meta:object-count="0" meta:page-count="10" meta:paragraph-count="537" meta:word-count="4374" meta:character-count="6333" meta:non-whitespace-character-count="5967"/>
  </office:meta>
</office:document-meta>
</file>